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00800000008913C835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2010000013F000000F0A9622F6A.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draw:fill-color="#ffffff" draw:auto-grow-height="true" fo:min-height="11.001cm"/>
    </style:style>
    <style:style style:name="gr2" style:family="graphic">
      <style:graphic-properties style:protect="size"/>
    </style:style>
    <style:style style:name="gr3" style:family="graphic" style:parent-style-name="standard">
      <style:graphic-properties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draw:textarea-horizontal-align="center" draw:textarea-vertical-align="middle"/>
    </style:style>
    <style:style style:name="gr6" style:family="graphic" style:parent-style-name="standard">
      <style:graphic-properties draw:stroke="solid" draw:textarea-horizontal-align="center" draw:textarea-vertical-align="middle"/>
    </style:style>
    <style:style style:name="gr7" style:family="graphic" style:parent-style-name="standard">
      <style:graphic-properties svg:stroke-width="0.05cm" draw:marker-start-width="0.38cm" draw:marker-end-width="0.38cm" draw:fill="none" draw:textarea-vertical-align="middle" draw:auto-grow-height="false" fo:min-height="0.749cm" fo:min-width="0.499cm" fo:padding-top="0.1cm" fo:padding-bottom="0.1cm" fo:padding-left="0.225cm" fo:padding-right="0.225cm"/>
    </style:style>
    <style:style style:name="gr8"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solid" svg:stroke-color="#808080"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draw:stroke="solid" svg:stroke-color="#e6e6ff" draw:textarea-horizontal-align="center" draw:textarea-vertical-align="middle"/>
    </style:style>
    <style:style style:name="gr14" style:family="graphic" style:parent-style-name="objectwithoutfill">
      <style:graphic-properties draw:marker-start="" draw:marker-end="Arrow" draw:fill="none"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852cm" fo:min-width="0cm"/>
    </style:style>
    <style:style style:name="gr16" style:family="graphic" style:parent-style-name="standard">
      <style:graphic-properties draw:fill="solid" draw:fill-color="#00ffff" draw:textarea-horizontal-align="justify" draw:textarea-vertical-align="middle" draw:auto-grow-height="false"/>
    </style:style>
    <style:style style:name="gr17" style:family="graphic" style:parent-style-name="standard">
      <style:graphic-properties draw:fill="solid" draw:fill-color="#00ff00" draw:textarea-horizontal-align="justify" draw:textarea-vertical-align="middle" draw:auto-grow-height="false"/>
    </style:style>
    <style:style style:name="gr18" style:family="graphic" style:parent-style-name="standard">
      <style:graphic-properties draw:fill="solid" draw:fill-color="#aecf00" draw:textarea-horizontal-align="justify" draw:textarea-vertical-align="middle" draw:auto-grow-height="false"/>
    </style:style>
    <style:style style:name="gr19" style:family="graphic" style:parent-style-name="standard">
      <style:graphic-properties draw:fill="solid" draw:fill-color="#ccccff" draw:textarea-horizontal-align="justify" draw:textarea-vertical-align="middle" draw:auto-grow-height="fals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color="#ff420e" draw:textarea-horizontal-align="justify" draw:textarea-vertical-align="middle" draw:auto-grow-height="false"/>
    </style:style>
    <style:style style:name="gr22" style:family="graphic" style:parent-style-name="standard">
      <style:graphic-properties draw:fill-color="#aecf00" draw:textarea-horizontal-align="justify" draw:textarea-vertical-align="middle" draw:auto-grow-height="false"/>
    </style:style>
    <style:style style:name="gr23" style:family="graphic" style:parent-style-name="standard">
      <style:graphic-properties draw:fill-color="#808080" draw:textarea-horizontal-align="justify" draw:textarea-vertical-align="middle" draw:auto-grow-height="false"/>
    </style:style>
    <style:style style:name="gr24"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25" style:family="graphic" style:parent-style-name="standard">
      <style:graphic-properties draw:fill="solid" draw:fill-color="#ff950e" draw:textarea-horizontal-align="justify" draw:textarea-vertical-align="middle" draw:auto-grow-height="false"/>
    </style:style>
    <style:style style:name="gr26" style:family="graphic" style:parent-style-name="standard">
      <style:graphic-properties draw:fill-color="#ffffff" draw:textarea-horizontal-align="justify" draw:textarea-vertical-align="middle" draw:auto-grow-height="false"/>
    </style:style>
    <style:style style:name="gr27"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28" style:family="graphic" style:parent-style-name="standard">
      <style:graphic-properties draw:stroke="dash"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29" style:family="graphic" style:parent-style-name="standard">
      <style:graphic-properties draw:stroke="solid"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30"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2.6cm" fo:min-width="6.913cm"/>
    </style:style>
    <style:style style:name="gr32" style:family="graphic" style:parent-style-name="standard">
      <style:graphic-properties draw:stroke="none" svg:stroke-color="#000000" draw:fill="none" draw:fill-color="#ffffff" draw:textarea-horizontal-align="left" draw:auto-grow-height="true" draw:auto-grow-width="true" fo:min-height="2.601cm" fo:min-width="6.913cm"/>
    </style:style>
    <style:style style:name="gr33" style:family="graphic" style:parent-style-name="standard">
      <style:graphic-properties draw:stroke="none" draw:fill="none" fo:min-height="2.381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3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cm" fo:min-width="28.98cm" fo:padding-top="0.175cm" fo:padding-bottom="0.175cm" fo:padding-left="0.3cm" fo:padding-right="0.3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18.891cm"/>
    </style:style>
    <style:style style:name="gr38" style:family="graphic" style:parent-style-name="standard">
      <style:graphic-properties draw:stroke="none" draw:fill="none" fo:min-height="2.335cm"/>
    </style:style>
    <style:style style:name="gr39"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40"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41"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26.105cm"/>
    </style:style>
    <style:style style:name="gr43" style:family="graphic" style:parent-style-name="standard">
      <style:graphic-properties draw:stroke="none" svg:stroke-color="#000000" draw:fill="none" draw:fill-color="#ffffff" draw:textarea-horizontal-align="left" draw:auto-grow-height="true" draw:auto-grow-width="false" fo:min-height="0cm" fo:min-width="24.287cm"/>
    </style:style>
    <style:style style:name="gr44" style:family="graphic" style:parent-style-name="standard">
      <style:graphic-properties draw:stroke="none" draw:fill="none" fo:min-height="1.577cm"/>
    </style:style>
    <style:style style:name="gr45" style:family="graphic" style:parent-style-name="standard">
      <style:graphic-properties draw:stroke="none" draw:fill="none" fo:min-height="1.764cm"/>
    </style:style>
    <style:style style:name="gr46" style:family="graphic" style:parent-style-name="standard">
      <style:graphic-properties draw:stroke="none" svg:stroke-color="#000000" draw:fill="none" draw:fill-color="#ffffff" draw:textarea-horizontal-align="left" draw:auto-grow-height="true" draw:auto-grow-width="true" fo:min-height="1.25cm" fo:min-width="6.913cm"/>
    </style:style>
    <style:style style:name="gr47" style:family="graphic" style:parent-style-name="standard">
      <style:graphic-properties draw:stroke="none" svg:stroke-color="#000000" draw:fill="none" draw:fill-color="#ffffff" draw:textarea-horizontal-align="left" draw:auto-grow-height="true" draw:auto-grow-width="true" fo:min-height="1.25cm" fo:min-width="8.5cm"/>
    </style:style>
    <style:style style:name="gr48" style:family="graphic" style:parent-style-name="standard">
      <style:graphic-properties draw:stroke="none" svg:stroke-color="#000000" draw:fill="none" draw:fill-color="#ffffff" draw:textarea-horizontal-align="left" draw:auto-grow-height="true" draw:auto-grow-width="true" fo:min-height="1.25cm" fo:min-width="3.5cm"/>
    </style:style>
    <style:style style:name="pr1" style:family="presentation" style:parent-style-name="lyt-aqua-notes">
      <style:graphic-properties draw:fill-color="#ffffff" draw:auto-grow-height="true" fo:min-height="13.365cm"/>
    </style:style>
    <style:style style:name="pr2" style:family="presentation" style:parent-style-name="lyt-aqua-title">
      <style:graphic-properties draw:auto-grow-height="true" fo:min-height="3.507cm"/>
    </style:style>
    <style:style style:name="pr3" style:family="presentation" style:parent-style-name="lyt-aqua-notes">
      <style:graphic-properties draw:fill-color="#ffffff" fo:min-height="13.114cm"/>
    </style:style>
    <style:style style:name="pr4" style:family="presentation" style:parent-style-name="lyt-aqua-title">
      <style:graphic-properties fo:min-height="3.256cm"/>
    </style:style>
    <style:style style:name="pr5" style:family="presentation" style:parent-style-name="lyt-aqua-subtitle">
      <style:graphic-properties draw:fill-color="#ffffff" fo:min-height="13.61cm"/>
    </style:style>
    <style:style style:name="pr6" style:family="presentation" style:parent-style-name="lyt-aqua-title">
      <style:graphic-properties draw:auto-grow-height="true" fo:min-height="2.505cm"/>
    </style:style>
    <style:style style:name="pr7" style:family="presentation" style:parent-style-name="lyt-aqua-subtitle">
      <style:graphic-properties draw:fill-color="#ffffff" fo:min-height="4.235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text-properties fo:font-size="28pt" style:font-size-asian="28pt" style:font-size-complex="28pt"/>
    </style:style>
    <style:style style:name="P4" style:family="paragraph">
      <style:paragraph-properties fo:text-align="center"/>
      <style:text-properties fo:font-size="28pt" style:font-size-asian="18pt" style:font-size-complex="18pt"/>
    </style:style>
    <style:style style:name="P5" style:family="paragraph">
      <style:text-properties fo:font-size="22pt" style:font-size-asian="18pt" style:font-size-complex="18pt"/>
    </style:style>
    <style:style style:name="P6" style:family="paragraph">
      <style:text-properties fo:font-size="24pt" style:font-size-asian="24pt" style:font-size-complex="24pt"/>
    </style:style>
    <style:style style:name="P7" style:family="paragraph">
      <style:text-properties fo:font-size="28pt"/>
    </style:style>
    <style:style style:name="P8" style:family="paragraph">
      <style:paragraph-properties fo:text-align="center"/>
      <style:text-properties fo:font-size="28pt"/>
    </style:style>
    <style:style style:name="P9" style:family="paragraph">
      <style:text-properties fo:font-size="18pt"/>
    </style:style>
    <style:style style:name="P10" style:family="paragraph">
      <style:text-properties fo:font-size="22pt"/>
    </style:style>
    <style:style style:name="P11" style:family="paragraph">
      <style:text-properties fo:font-size="24pt"/>
    </style:style>
    <style:style style:name="P12" style:family="paragraph">
      <style:text-properties fo:font-size="20pt"/>
    </style:style>
    <style:style style:name="P13" style:family="paragraph">
      <style:text-properties fo:font-size="46pt" style:font-size-asian="46pt" style:font-size-complex="46pt"/>
    </style:style>
    <style:style style:name="P14" style:family="paragraph">
      <style:paragraph-properties fo:text-align="center"/>
      <style:text-properties fo:font-size="32pt"/>
    </style:style>
    <style:style style:name="P15" style:family="paragraph">
      <style:paragraph-properties fo:text-align="center"/>
      <style:text-properties fo:font-size="60pt" style:font-size-asian="54pt" style:font-size-complex="54pt"/>
    </style:style>
    <style:style style:name="P16" style:family="paragraph">
      <style:paragraph-properties fo:text-align="center"/>
      <style:text-properties fo:font-size="32pt" style:font-size-asian="54pt" style:font-size-complex="54pt"/>
    </style:style>
    <style:style style:name="P17" style:family="paragraph">
      <style:text-properties fo:font-size="36pt" style:font-size-asian="36pt" style:font-size-complex="36pt"/>
    </style:style>
    <style:style style:name="P18" style:family="paragraph">
      <style:paragraph-properties fo:text-align="start"/>
      <style:text-properties fo:font-size="60pt" style:font-size-asian="60pt" style:font-size-complex="60pt"/>
    </style:style>
    <style:style style:name="P19" style:family="paragraph">
      <style:paragraph-properties fo:text-align="center"/>
      <style:text-properties fo:font-size="72pt" style:font-size-asian="72pt" style:font-size-complex="72pt"/>
    </style:style>
    <style:style style:name="P20" style:family="paragraph">
      <style:text-properties fo:font-size="40pt" style:font-size-asian="48pt" style:font-size-complex="48pt"/>
    </style:style>
    <style:style style:name="P21" style:family="paragraph">
      <style:text-properties fo:font-size="40pt"/>
    </style:style>
    <style:style style:name="P22" style:family="paragraph">
      <style:text-properties fo:font-size="60pt" style:font-size-asian="60pt" style:font-size-complex="60pt"/>
    </style:style>
    <style:style style:name="P23" style:family="paragraph">
      <style:paragraph-properties fo:text-align="justify"/>
    </style:style>
    <style:style style:name="P24" style:family="paragraph">
      <style:paragraph-properties fo:text-align="justify"/>
      <style:text-properties fo:font-size="54pt" style:font-size-asian="54pt" style:font-size-complex="54pt"/>
    </style:style>
    <style:style style:name="P25" style:family="paragraph">
      <style:text-properties fo:font-size="40pt" style:font-size-asian="40pt" style:font-size-complex="40pt"/>
    </style:style>
    <style:style style:name="P26" style:family="paragraph">
      <style:paragraph-properties fo:text-align="end"/>
    </style:style>
    <style:style style:name="P27" style:family="paragraph">
      <style:paragraph-properties fo:text-align="end"/>
      <style:text-properties fo:font-size="54pt" style:font-size-asian="54pt" style:font-size-complex="54pt"/>
    </style:style>
    <style:style style:name="P28" style:family="paragraph">
      <style:text-properties fo:font-size="22pt" style:font-size-asian="22pt" style:font-size-complex="22pt"/>
    </style:style>
    <style:style style:name="P29" style:family="paragraph">
      <style:paragraph-properties fo:text-align="justify"/>
      <style:text-properties fo:font-family="Arial" style:font-family-generic="swiss" style:font-pitch="variable" fo:font-size="54pt" style:font-size-asian="54pt" style:font-size-complex="54pt"/>
    </style:style>
    <style:style style:name="P30" style:family="paragraph">
      <style:paragraph-properties fo:text-align="end"/>
      <style:text-properties fo:font-size="48pt" style:font-size-asian="48pt" style:font-size-complex="48pt"/>
    </style:style>
    <style:style style:name="P31" style:family="paragraph">
      <style:paragraph-properties fo:text-align="center"/>
      <style:text-properties fo:font-size="36pt" style:font-size-asian="36pt" style:font-size-complex="36pt"/>
    </style:style>
    <style:style style:name="P32" style:family="paragraph">
      <style:text-properties fo:font-size="32pt" style:font-size-asian="32pt" style:font-size-complex="32pt"/>
    </style:style>
    <style:style style:name="P33" style:family="paragraph">
      <style:text-properties fo:font-size="54pt" style:font-size-asian="54pt" style:font-size-complex="54pt"/>
    </style:style>
    <style:style style:name="P34" style:family="paragraph">
      <style:text-properties fo:font-size="44pt" style:font-size-asian="44pt" style:font-size-complex="44pt"/>
    </style:style>
    <style:style style:name="P35" style:family="paragraph">
      <style:text-properties fo:font-size="26pt" style:font-size-asian="26pt" style:font-size-complex="26pt"/>
    </style:style>
    <style:style style:name="P36" style:family="paragraph">
      <style:paragraph-properties fo:text-align="center"/>
      <style:text-properties fo:font-size="60pt" style:font-size-asian="60pt" style:font-size-complex="60pt"/>
    </style:style>
    <style:style style:name="P37" style:family="paragraph">
      <style:text-properties fo:font-size="40pt" style:font-size-asian="32pt" style:font-size-complex="32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8pt" style:font-size-asian="18pt" style:font-size-complex="18pt"/>
    </style:style>
    <style:style style:name="T5" style:family="text">
      <style:text-properties style:text-position="sub 58%" fo:font-size="28pt" style:font-size-asian="18pt" style:font-size-complex="18pt"/>
    </style:style>
    <style:style style:name="T6" style:family="text">
      <style:text-properties style:text-position="0% 100%" fo:font-size="28pt" style:font-size-asian="18pt" style:font-size-complex="18pt"/>
    </style:style>
    <style:style style:name="T7" style:family="text">
      <style:text-properties fo:font-size="22pt" style:font-size-asian="18pt" style:font-size-complex="18pt"/>
    </style:style>
    <style:style style:name="T8" style:family="text">
      <style:text-properties fo:font-size="24pt" style:font-size-asian="24pt" style:font-size-complex="24pt"/>
    </style:style>
    <style:style style:name="T9" style:family="text">
      <style:text-properties fo:font-size="46pt" style:font-size-asian="46pt" style:font-size-complex="46pt"/>
    </style:style>
    <style:style style:name="T10" style:family="text">
      <style:text-properties fo:font-size="32pt"/>
    </style:style>
    <style:style style:name="T11" style:family="text">
      <style:text-properties fo:font-size="60pt" style:font-size-asian="54pt" style:font-size-complex="54pt"/>
    </style:style>
    <style:style style:name="T12" style:family="text">
      <style:text-properties fo:font-size="32pt" style:font-size-asian="54pt" style:font-size-complex="54pt"/>
    </style:style>
    <style:style style:name="T13" style:family="text">
      <style:text-properties fo:font-size="36pt" style:font-size-asian="36pt" style:font-size-complex="36pt"/>
    </style:style>
    <style:style style:name="T14" style:family="text">
      <style:text-properties fo:font-size="40pt" style:font-size-asian="48pt" style:font-size-complex="48pt"/>
    </style:style>
    <style:style style:name="T15" style:family="text">
      <style:text-properties fo:font-family="Symbol" style:font-style-name="Regular" style:font-family-generic="roman" style:font-pitch="variable" style:font-charset="x-symbol" fo:font-size="40pt" style:font-family-asian="Symbol" style:font-style-name-asian="Regular" style:font-family-generic-asian="roman" style:font-pitch-asian="variable" style:font-charset-asian="x-symbol" style:font-size-asian="48pt" style:font-family-complex="Symbol" style:font-style-name-complex="Regular" style:font-family-generic-complex="roman" style:font-pitch-complex="variable" style:font-charset-complex="x-symbol" style:font-size-complex="48pt"/>
    </style:style>
    <style:style style:name="T16" style:family="text">
      <style:text-properties fo:font-size="60pt" style:font-size-asian="60pt" style:font-size-complex="60pt"/>
    </style:style>
    <style:style style:name="T17" style:family="text">
      <style:text-properties fo:font-size="54pt" style:font-size-asian="54pt" style:font-size-complex="54pt"/>
    </style:style>
    <style:style style:name="T18" style:family="text">
      <style:text-properties fo:font-family="Symbol" style:font-style-name="Regular"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19" style:family="text">
      <style:text-properties fo:font-family="Arial" style:font-family-generic="swiss" style:font-pitch="variable"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0" style:family="text">
      <style:text-properties fo:font-family="Arial" style:font-style-name="Обычный" style:font-family-generic="swiss"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1" style:family="text">
      <style:text-properties fo:font-family="Arial" style:font-family-generic="roman"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2" style:family="text">
      <style:text-properties fo:font-size="40pt" style:font-size-asian="40pt" style:font-size-complex="40pt"/>
    </style:style>
    <style:style style:name="T23"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24" style:family="text">
      <style:text-properties fo:font-family="Symbol"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5" style:family="text">
      <style:text-properties fo:font-size="22pt" style:font-size-asian="22pt" style:font-size-complex="22pt"/>
    </style:style>
    <style:style style:name="T26" style:family="text">
      <style:text-properties fo:font-family="Arial" style:font-style-name="Обычный" style:font-family-generic="swiss" style:font-pitch="variable" fo:font-size="54pt" style:font-family-asian="Arial" style:font-style-name-asian="Обычный" style:font-family-generic-asian="swiss" style:font-pitch-asian="variable" style:font-size-asian="54pt" style:font-family-complex="Arial" style:font-style-name-complex="Обычный" style:font-family-generic-complex="swiss" style:font-pitch-complex="variable" style:font-size-complex="54pt"/>
    </style:style>
    <style:style style:name="T27" style:family="text">
      <style:text-properties fo:font-family="Arial" style:font-family-generic="roman"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28"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29" style:family="text">
      <style:text-properties fo:font-size="44pt" style:font-size-asian="44pt" style:font-size-complex="44pt"/>
    </style:style>
    <style:style style:name="T30" style:family="text">
      <style:text-properties fo:font-size="26pt" style:font-size-asian="26pt" style:font-size-complex="26pt"/>
    </style:style>
    <style:style style:name="T31" style:family="text">
      <style:text-properties fo:font-size="40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office:forms form:automatic-focus="false" form:apply-design-mode="false"/>
        <draw:frame draw:style-name="gr1" draw:text-style-name="P2" draw:layer="layout" svg:width="23cm" svg:height="11.001cm" svg:x="2.5cm" svg:y="5.7cm">
          <draw:text-box>
            <text:p text:style-name="P1"><text:span text:style-name="T1">Test program generation</text:span><text:span text:style-name="T1"><text:line-break/></text:span><text:span text:style-name="T1">for core-level verification of</text:span><text:span text:style-name="T1"><text:line-break/></text:span><text:span text:style-name="T1">cache memory</text:span></text:p>
            <text:p><text:span text:style-name="T1"/></text:p>
            <text:p><text:span text:style-name="T2">Evgeny Kornikhin</text:span><text:span text:style-name="T2"><text:line-break/></text:span><text:span text:style-name="T2">Moscow State Universit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re-level verification</text:p>
          </draw:text-box>
        </draw:frame>
        <draw:frame draw:name="Object 14" draw:style-name="gr3" draw:layer="layout" svg:width="24.599cm" svg:height="13.86cm" svg:x="2cm" svg:y="5.5cm" presentation:class="object">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test program generation</text:p>
          </draw:text-box>
        </draw:frame>
        <draw:frame draw:name="Object 15" draw:style-name="gr3" draw:layer="layout" svg:width="24.599cm" svg:height="13.86cm" svg:x="2cm" svg:y="5.5cm" presentation:class="object">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hit</text:p>
          </draw:text-box>
        </draw:frame>
        <draw:frame draw:style-name="gr4" draw:text-style-name="P3" draw:layer="layout" svg:width="9.93cm" svg:height="2.445cm" svg:x="1.2cm" svg:y="7.7cm">
          <draw:text-box>
            <text:p><text:span text:style-name="T3">LOAD val, addr</text:span></text:p>
            <text:p><text:span text:style-name="T3">(val := memory[addr])</text:span></text:p>
          </draw:text-box>
        </draw:frame>
        <draw:rect draw:style-name="gr5" draw:text-style-name="P1" draw:layer="layout" svg:width="5.5cm" svg:height="1.5cm" svg:x="2.5cm" svg:y="12.7cm">
          <text:p/>
        </draw:rect>
        <draw:rect draw:style-name="gr6" draw:text-style-name="P4" draw:layer="layout" svg:width="2cm" svg:height="1.5cm" svg:x="6cm" svg:y="12.7cm">
          <text:p text:style-name="P1"><text:span text:style-name="T4">s</text:span></text:p>
        </draw:rect>
        <draw:rect draw:style-name="gr6" draw:text-style-name="P4" draw:layer="layout" svg:width="3.5cm" svg:height="1.5cm" svg:x="2.5cm" svg:y="12.7cm">
          <text:p text:style-name="P1"><text:span text:style-name="T4">t</text:span></text:p>
        </draw:rect>
        <draw:custom-shape draw:style-name="gr7"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8" draw:layer="layout" svg:width="1.768cm" svg:height="0.963cm" svg:x="4.401cm" svg:y="11.001cm">
          <draw:text-box>
            <text:p>addr</text:p>
          </draw:text-box>
        </draw:frame>
        <draw:rect draw:style-name="gr9" draw:text-style-name="P1" draw:layer="layout" svg:width="14cm" svg:height="14.5cm" svg:x="11cm" svg:y="5cm">
          <text:p/>
        </draw:rect>
        <draw:rect draw:style-name="gr10" draw:text-style-name="P4" draw:layer="layout" svg:width="2.829cm" svg:height="1.5cm" svg:x="11.5cm" svg:y="5.5cm">
          <text:p text:style-name="P1"><text:span text:style-name="T4">tag</text:span><text:span text:style-name="T5">0</text:span><text:span text:style-name="T4">'</text:span></text:p>
        </draw:rect>
        <draw:rect draw:style-name="gr6" draw:text-style-name="P4" draw:layer="layout" svg:width="3.332cm" svg:height="1.5cm" svg:x="14.329cm" svg:y="5.5cm">
          <text:p text:style-name="P1"><text:span text:style-name="T4">value</text:span><text:span text:style-name="T5">0</text:span><text:span text:style-name="T6">'</text:span></text:p>
        </draw:rect>
        <draw:frame draw:style-name="gr8" draw:text-style-name="P5" draw:layer="layout" svg:width="1.582cm" svg:height="1.115cm" svg:x="3.601cm" svg:y="14.002cm">
          <draw:text-box>
            <text:p><text:span text:style-name="T7">tag</text:span></text:p>
          </draw:text-box>
        </draw:frame>
        <draw:frame draw:style-name="gr8" draw:text-style-name="P5" draw:layer="layout" svg:width="1.539cm" svg:height="1.115cm" svg:x="6.402cm" svg:y="14.003cm">
          <draw:text-box>
            <text:p><text:span text:style-name="T7">set</text:span></text:p>
          </draw:text-box>
        </draw:frame>
        <draw:line draw:style-name="gr11" draw:text-style-name="P1" draw:layer="layout" svg:x1="5cm" svg:y1="10cm" svg:x2="5cm" svg:y2="11.2cm">
          <text:p/>
        </draw:line>
        <draw:frame draw:style-name="gr4" draw:layer="layout" svg:width="2.559cm" svg:height="0.963cm" svg:x="8cm" svg:y="5.737cm">
          <draw:text-box>
            <text:p>set №0</text:p>
          </draw:text-box>
        </draw:frame>
        <draw:ellipse draw:style-name="gr12" draw:text-style-name="P1" draw:layer="layout" svg:width="19.5cm" svg:height="2cm" svg:x="7.5cm" svg:y="5.2cm">
          <text:p/>
        </draw:ellipse>
        <draw:frame draw:style-name="gr4" draw:layer="layout" svg:width="2.526cm" svg:height="0.963cm" svg:x="8cm" svg:y="16.237cm">
          <draw:text-box>
            <text:p>set №s</text:p>
          </draw:text-box>
        </draw:frame>
        <draw:ellipse draw:style-name="gr12" draw:text-style-name="P1" draw:layer="layout" svg:width="19.5cm" svg:height="2cm" svg:x="7.5cm" svg:y="15.7cm">
          <text:p/>
        </draw:ellipse>
        <draw:line draw:style-name="gr11" draw:text-style-name="P1" draw:layer="layout" svg:x1="7.5cm" svg:y1="13.5cm" svg:x2="10cm" svg:y2="16.5cm">
          <text:p/>
        </draw:line>
        <draw:frame draw:style-name="gr4" draw:text-style-name="P6" draw:layer="layout" svg:width="3.097cm" svg:height="2.139cm" svg:x="12.551cm" svg:y="11.5cm">
          <draw:text-box>
            <text:p><text:span text:style-name="T8">t = t' or</text:span><text:span text:style-name="T8"><text:line-break/></text:span><text:span text:style-name="T8">t = t''</text:span></text:p>
          </draw:text-box>
        </draw:frame>
        <draw:line draw:style-name="gr12" draw:text-style-name="P1" draw:layer="layout" svg:x1="13.5cm" svg:y1="13.5cm" svg:x2="13cm" svg:y2="16cm">
          <text:p/>
        </draw:line>
        <draw:line draw:style-name="gr12" draw:text-style-name="P1" draw:layer="layout" svg:x1="14cm" svg:y1="13.5cm" svg:x2="18.865cm" svg:y2="16.012cm">
          <text:p/>
        </draw:line>
        <draw:line draw:style-name="gr12" draw:text-style-name="P1" draw:layer="layout" svg:x1="12.5cm" svg:y1="12.5cm" svg:x2="5cm" svg:y2="13.229cm">
          <text:p/>
        </draw:line>
        <draw:frame draw:style-name="gr4" draw:layer="layout" svg:width="4.092cm" svg:height="0.963cm" svg:x="21cm" svg:y="4cm">
          <draw:text-box>
            <text:p>cache model</text:p>
          </draw:text-box>
        </draw:frame>
        <draw:rect draw:style-name="gr10" draw:text-style-name="P4" draw:layer="layout" svg:width="2.829cm" svg:height="1.5cm" svg:x="18.139cm" svg:y="5.5cm">
          <text:p text:style-name="P1"><text:span text:style-name="T4">tag</text:span><text:span text:style-name="T5">0</text:span><text:span text:style-name="T4">''</text:span></text:p>
        </draw:rect>
        <draw:rect draw:style-name="gr6" draw:text-style-name="P4" draw:layer="layout" svg:width="3.332cm" svg:height="1.5cm" svg:x="20.968cm" svg:y="5.5cm">
          <text:p text:style-name="P1"><text:span text:style-name="T4">value</text:span><text:span text:style-name="T5">0</text:span><text:span text:style-name="T6">''</text:span></text:p>
        </draw:rect>
        <draw:rect draw:style-name="gr10" draw:text-style-name="P4" draw:layer="layout" svg:width="2.829cm" svg:height="1.5cm" svg:x="11.29cm" svg:y="16.012cm">
          <text:p text:style-name="P1"><text:span text:style-name="T4">t'</text:span></text:p>
        </draw:rect>
        <draw:rect draw:style-name="gr6" draw:text-style-name="P4" draw:layer="layout" svg:width="3.332cm" svg:height="1.5cm" svg:x="14.119cm" svg:y="16.012cm">
          <text:p text:style-name="P1"><text:span text:style-name="T4">v</text:span><text:span text:style-name="T6">'</text:span></text:p>
        </draw:rect>
        <draw:rect draw:style-name="gr10" draw:text-style-name="P4" draw:layer="layout" svg:width="2.829cm" svg:height="1.5cm" svg:x="17.929cm" svg:y="16.012cm">
          <text:p text:style-name="P1"><text:span text:style-name="T4">t''</text:span></text:p>
        </draw:rect>
        <draw:rect draw:style-name="gr6" draw:text-style-name="P4" draw:layer="layout" svg:width="3.332cm" svg:height="1.5cm" svg:x="20.758cm" svg:y="16.012cm">
          <text:p text:style-name="P1"><text:span text:style-name="T4">v</text:span><text:span text:style-name="T6">''</text:span></text:p>
        </draw:rect>
        <draw:frame draw:style-name="gr4" draw:text-style-name="P6" draw:layer="layout" svg:width="2.267cm" svg:height="1.195cm" svg:x="20.248cm" svg:y="13.817cm">
          <draw:text-box>
            <text:p><text:span text:style-name="T8">t = t''</text:span></text:p>
          </draw:text-box>
        </draw:frame>
        <draw:rect draw:style-name="gr13" draw:text-style-name="P4" draw:layer="layout" svg:width="2.829cm" svg:height="1.5cm" svg:x="11.431cm" svg:y="7.425cm">
          <text:p/>
        </draw:rect>
        <draw:rect draw:style-name="gr13" draw:text-style-name="P4" draw:layer="layout" svg:width="3.332cm" svg:height="1.5cm" svg:x="14.26cm" svg:y="7.425cm">
          <text:p/>
        </draw:rect>
        <draw:rect draw:style-name="gr13" draw:text-style-name="P4" draw:layer="layout" svg:width="2.829cm" svg:height="1.5cm" svg:x="18.07cm" svg:y="7.425cm">
          <text:p/>
        </draw:rect>
        <draw:rect draw:style-name="gr13" draw:text-style-name="P4" draw:layer="layout" svg:width="3.332cm" svg:height="1.5cm" svg:x="20.899cm" svg:y="7.425cm">
          <text:p/>
        </draw:rect>
        <draw:rect draw:style-name="gr13" draw:text-style-name="P4" draw:layer="layout" svg:width="2.829cm" svg:height="1.5cm" svg:x="11.396cm" svg:y="9.246cm">
          <text:p/>
        </draw:rect>
        <draw:rect draw:style-name="gr13" draw:text-style-name="P4" draw:layer="layout" svg:width="3.332cm" svg:height="1.5cm" svg:x="14.225cm" svg:y="9.246cm">
          <text:p/>
        </draw:rect>
        <draw:rect draw:style-name="gr13" draw:text-style-name="P4" draw:layer="layout" svg:width="2.829cm" svg:height="1.5cm" svg:x="18.035cm" svg:y="9.246cm">
          <text:p/>
        </draw:rect>
        <draw:rect draw:style-name="gr13" draw:text-style-name="P4" draw:layer="layout" svg:width="3.332cm" svg:height="1.5cm" svg:x="20.864cm" svg:y="9.246cm">
          <text:p/>
        </draw:rect>
        <draw:path draw:style-name="gr14" draw:text-style-name="P1" draw:layer="layout" svg:width="16.999cm" svg:height="10.067cm" svg:x="5cm" svg:y="6.716cm" svg:viewBox="0 0 17000 10068" svg:d="m17000 10068c-13868-14829-17000-8897-17000-8897">
          <text:p/>
        </draw:path>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miss</text:p>
          </draw:text-box>
        </draw:frame>
        <draw:frame draw:style-name="gr4" draw:text-style-name="P3" draw:layer="layout" svg:width="9.93cm" svg:height="2.445cm" svg:x="1.2cm" svg:y="7.7cm">
          <draw:text-box>
            <text:p text:style-name="P7"><text:span text:style-name="T3">LOAD val, addr</text:span></text:p>
            <text:p text:style-name="P7"><text:span text:style-name="T3">(val := memory[addr])</text:span></text:p>
          </draw:text-box>
        </draw:frame>
        <draw:rect draw:style-name="gr5" draw:text-style-name="P1" draw:layer="layout" svg:width="5.5cm" svg:height="1.5cm" svg:x="2.5cm" svg:y="12.7cm">
          <text:p/>
        </draw:rect>
        <draw:rect draw:style-name="gr6" draw:text-style-name="P4" draw:layer="layout" svg:width="2cm" svg:height="1.5cm" svg:x="6cm" svg:y="12.7cm">
          <text:p text:style-name="P8"><text:span text:style-name="T4">s</text:span></text:p>
        </draw:rect>
        <draw:rect draw:style-name="gr6" draw:text-style-name="P4" draw:layer="layout" svg:width="3.5cm" svg:height="1.5cm" svg:x="2.5cm" svg:y="12.7cm">
          <text:p text:style-name="P8"><text:span text:style-name="T4">t</text:span></text:p>
        </draw:rect>
        <draw:custom-shape draw:style-name="gr7"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8" draw:text-style-name="P9" draw:layer="layout" svg:width="1.768cm" svg:height="0.963cm" svg:x="4.401cm" svg:y="11.001cm">
          <draw:text-box>
            <text:p text:style-name="P9">addr</text:p>
          </draw:text-box>
        </draw:frame>
        <draw:rect draw:style-name="gr9" draw:text-style-name="P1" draw:layer="layout" svg:width="14cm" svg:height="14.5cm" svg:x="11cm" svg:y="5cm">
          <text:p/>
        </draw:rect>
        <draw:rect draw:style-name="gr10" draw:text-style-name="P4" draw:layer="layout" svg:width="2.829cm" svg:height="1.5cm" svg:x="11.5cm" svg:y="5.5cm">
          <text:p text:style-name="P8"><text:span text:style-name="T4">tag</text:span><text:span text:style-name="T5">0</text:span><text:span text:style-name="T4">'</text:span></text:p>
        </draw:rect>
        <draw:rect draw:style-name="gr6" draw:text-style-name="P4" draw:layer="layout" svg:width="3.332cm" svg:height="1.5cm" svg:x="14.329cm" svg:y="5.5cm">
          <text:p text:style-name="P8"><text:span text:style-name="T4">value</text:span><text:span text:style-name="T5">0</text:span><text:span text:style-name="T6">'</text:span></text:p>
        </draw:rect>
        <draw:frame draw:style-name="gr8" draw:text-style-name="P5" draw:layer="layout" svg:width="1.582cm" svg:height="1.115cm" svg:x="3.601cm" svg:y="14.002cm">
          <draw:text-box>
            <text:p text:style-name="P10"><text:span text:style-name="T7">tag</text:span></text:p>
          </draw:text-box>
        </draw:frame>
        <draw:frame draw:style-name="gr8" draw:text-style-name="P5" draw:layer="layout" svg:width="1.539cm" svg:height="1.115cm" svg:x="6.402cm" svg:y="14.003cm">
          <draw:text-box>
            <text:p text:style-name="P10"><text:span text:style-name="T7">set</text:span></text:p>
          </draw:text-box>
        </draw:frame>
        <draw:line draw:style-name="gr11" draw:text-style-name="P1" draw:layer="layout" svg:x1="5cm" svg:y1="10cm" svg:x2="5cm" svg:y2="11.2cm">
          <text:p/>
        </draw:line>
        <draw:frame draw:style-name="gr4" draw:text-style-name="P9" draw:layer="layout" svg:width="2.559cm" svg:height="0.963cm" svg:x="8cm" svg:y="5.737cm">
          <draw:text-box>
            <text:p text:style-name="P9">set №0</text:p>
          </draw:text-box>
        </draw:frame>
        <draw:ellipse draw:style-name="gr12" draw:text-style-name="P1" draw:layer="layout" svg:width="19.5cm" svg:height="2cm" svg:x="7.5cm" svg:y="5.2cm">
          <text:p/>
        </draw:ellipse>
        <draw:frame draw:style-name="gr4" draw:text-style-name="P9" draw:layer="layout" svg:width="2.526cm" svg:height="0.963cm" svg:x="8cm" svg:y="16.237cm">
          <draw:text-box>
            <text:p text:style-name="P9">set №s</text:p>
          </draw:text-box>
        </draw:frame>
        <draw:ellipse draw:style-name="gr12" draw:text-style-name="P1" draw:layer="layout" svg:width="19.5cm" svg:height="2cm" svg:x="7.5cm" svg:y="15.7cm">
          <text:p/>
        </draw:ellipse>
        <draw:line draw:style-name="gr11" draw:text-style-name="P1" draw:layer="layout" svg:x1="7.5cm" svg:y1="13.5cm" svg:x2="10cm" svg:y2="16.5cm">
          <text:p/>
        </draw:line>
        <draw:frame draw:style-name="gr4" draw:text-style-name="P6" draw:layer="layout" svg:width="3.99cm" svg:height="2.139cm" svg:x="12.551cm" svg:y="11.5cm">
          <draw:text-box>
            <text:p text:style-name="P11"><text:span text:style-name="T8">t != t' and</text:span><text:span text:style-name="T8"><text:line-break/></text:span><text:span text:style-name="T8">t != t''</text:span></text:p>
          </draw:text-box>
        </draw:frame>
        <draw:line draw:style-name="gr12" draw:text-style-name="P1" draw:layer="layout" svg:x1="13.5cm" svg:y1="13.5cm" svg:x2="13cm" svg:y2="16cm">
          <text:p/>
        </draw:line>
        <draw:line draw:style-name="gr12" draw:text-style-name="P1" draw:layer="layout" svg:x1="14cm" svg:y1="13.5cm" svg:x2="18.865cm" svg:y2="16.012cm">
          <text:p/>
        </draw:line>
        <draw:line draw:style-name="gr12" draw:text-style-name="P1" draw:layer="layout" svg:x1="12.5cm" svg:y1="12.5cm" svg:x2="5cm" svg:y2="13.229cm">
          <text:p/>
        </draw:line>
        <draw:frame draw:style-name="gr4" draw:text-style-name="P9" draw:layer="layout" svg:width="4.092cm" svg:height="0.963cm" svg:x="21cm" svg:y="4cm">
          <draw:text-box>
            <text:p text:style-name="P9">cache model</text:p>
          </draw:text-box>
        </draw:frame>
        <draw:rect draw:style-name="gr10" draw:text-style-name="P4" draw:layer="layout" svg:width="2.829cm" svg:height="1.5cm" svg:x="18.139cm" svg:y="5.5cm">
          <text:p text:style-name="P8"><text:span text:style-name="T4">tag</text:span><text:span text:style-name="T5">0</text:span><text:span text:style-name="T4">''</text:span></text:p>
        </draw:rect>
        <draw:rect draw:style-name="gr6" draw:text-style-name="P4" draw:layer="layout" svg:width="3.332cm" svg:height="1.5cm" svg:x="20.968cm" svg:y="5.5cm">
          <text:p text:style-name="P8"><text:span text:style-name="T4">value</text:span><text:span text:style-name="T5">0</text:span><text:span text:style-name="T6">''</text:span></text:p>
        </draw:rect>
        <draw:rect draw:style-name="gr10" draw:text-style-name="P4" draw:layer="layout" svg:width="2.829cm" svg:height="1.5cm" svg:x="11.29cm" svg:y="16.012cm">
          <text:p text:style-name="P8"><text:span text:style-name="T4">t'</text:span></text:p>
        </draw:rect>
        <draw:rect draw:style-name="gr6" draw:text-style-name="P4" draw:layer="layout" svg:width="3.332cm" svg:height="1.5cm" svg:x="14.119cm" svg:y="16.012cm">
          <text:p text:style-name="P8"><text:span text:style-name="T4">v</text:span><text:span text:style-name="T6">'</text:span></text:p>
        </draw:rect>
        <draw:rect draw:style-name="gr10" draw:text-style-name="P4" draw:layer="layout" svg:width="2.829cm" svg:height="1.5cm" svg:x="17.929cm" svg:y="16.012cm">
          <text:p text:style-name="P8"><text:span text:style-name="T4">t''</text:span></text:p>
        </draw:rect>
        <draw:rect draw:style-name="gr6" draw:text-style-name="P4" draw:layer="layout" svg:width="3.332cm" svg:height="1.5cm" svg:x="20.758cm" svg:y="16.012cm">
          <text:p text:style-name="P8"><text:span text:style-name="T4">v</text:span><text:span text:style-name="T6">''</text:span></text:p>
        </draw:rect>
        <draw:rect draw:style-name="gr13" draw:text-style-name="P4" draw:layer="layout" svg:width="2.829cm" svg:height="1.5cm" svg:x="11.431cm" svg:y="7.425cm">
          <text:p/>
        </draw:rect>
        <draw:rect draw:style-name="gr13" draw:text-style-name="P4" draw:layer="layout" svg:width="3.332cm" svg:height="1.5cm" svg:x="14.26cm" svg:y="7.425cm">
          <text:p/>
        </draw:rect>
        <draw:rect draw:style-name="gr13" draw:text-style-name="P4" draw:layer="layout" svg:width="2.829cm" svg:height="1.5cm" svg:x="18.07cm" svg:y="7.425cm">
          <text:p/>
        </draw:rect>
        <draw:rect draw:style-name="gr13" draw:text-style-name="P4" draw:layer="layout" svg:width="3.332cm" svg:height="1.5cm" svg:x="20.899cm" svg:y="7.425cm">
          <text:p/>
        </draw:rect>
        <draw:rect draw:style-name="gr13" draw:text-style-name="P4" draw:layer="layout" svg:width="2.829cm" svg:height="1.5cm" svg:x="11.396cm" svg:y="9.246cm">
          <text:p/>
        </draw:rect>
        <draw:rect draw:style-name="gr13" draw:text-style-name="P4" draw:layer="layout" svg:width="3.332cm" svg:height="1.5cm" svg:x="14.225cm" svg:y="9.246cm">
          <text:p/>
        </draw:rect>
        <draw:rect draw:style-name="gr13" draw:text-style-name="P4" draw:layer="layout" svg:width="2.829cm" svg:height="1.5cm" svg:x="18.035cm" svg:y="9.246cm">
          <text:p/>
        </draw:rect>
        <draw:rect draw:style-name="gr13" draw:text-style-name="P4" draw:layer="layout" svg:width="3.332cm" svg:height="1.5cm" svg:x="20.864cm" svg:y="9.246cm">
          <text:p/>
        </draw:rect>
        <draw:line draw:style-name="gr11" draw:text-style-name="P1" draw:layer="layout" svg:x1="25.737cm" svg:y1="16.15cm" svg:x2="27.49cm" svg:y2="12.782cm">
          <text:p/>
        </draw:line>
        <draw:frame draw:style-name="gr4" draw:text-style-name="P6" draw:layer="layout" svg:width="2.238cm" svg:height="2.139cm" svg:x="25.325cm" svg:y="10.98cm">
          <draw:text-box>
            <text:p text:style-name="P6">next<text:line-break/>level</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2" draw:layer="layout" svg:width="16.799cm" svg:height="13.114cm" svg:x="2.1cm" svg:y="14.107cm" presentation:class="notes" presentation:placeholder="true">
            <draw:text-box/>
          </draw:frame>
        </presentation:notes>
      </draw:page>
      <draw:page draw:name="page6" draw:style-name="dp3" draw:master-page-name="lyt-aqua">
        <office:forms form:automatic-focus="false" form:apply-design-mode="false"/>
        <draw:frame draw:style-name="gr15" draw:text-style-name="P13" draw:layer="layout" svg:width="12.677cm" svg:height="2.063cm" svg:x="0.623cm" svg:y="1cm">
          <draw:text-box>
            <text:p><text:span text:style-name="T9">LRU cache-hit(x)</text:span></text:p>
          </draw:text-box>
        </draw:frame>
        <draw:custom-shape draw:style-name="gr16" draw:text-style-name="P14" draw:layer="layout" svg:width="2.924cm" svg:height="2.136cm" svg:x="1.085cm" svg:y="5.013cm">
          <text:p text:style-name="P1"><text:span text:style-name="T10">1</text:span></text:p>
          <draw:enhanced-geometry svg:viewBox="0 0 21600 21600" draw:type="rectangle" draw:enhanced-path="M 0 0 L 21600 0 21600 21600 0 21600 0 0 Z N"/>
        </draw:custom-shape>
        <draw:custom-shape draw:style-name="gr17" draw:text-style-name="P14" draw:layer="layout" svg:width="2.924cm" svg:height="2.136cm" svg:x="3.985cm" svg:y="5.013cm">
          <text:p text:style-name="P1"><text:span text:style-name="T10">2</text:span></text:p>
          <draw:enhanced-geometry svg:viewBox="0 0 21600 21600" draw:type="rectangle" draw:enhanced-path="M 0 0 L 21600 0 21600 21600 0 21600 0 0 Z N"/>
        </draw:custom-shape>
        <draw:custom-shape draw:style-name="gr18" draw:text-style-name="P15" draw:layer="layout" svg:width="2.924cm" svg:height="2.136cm" svg:x="6.885cm" svg:y="5.013cm">
          <text:p text:style-name="P1"><text:span text:style-name="T11">x</text:span></text:p>
          <draw:enhanced-geometry svg:viewBox="0 0 21600 21600" draw:type="rectangle" draw:enhanced-path="M 0 0 L 21600 0 21600 21600 0 21600 0 0 Z N"/>
        </draw:custom-shape>
        <draw:custom-shape draw:style-name="gr19" draw:text-style-name="P14" draw:layer="layout" svg:width="2.924cm" svg:height="2.136cm" svg:x="9.785cm" svg:y="5.013cm">
          <text:p text:style-name="P1"><text:span text:style-name="T10">4</text:span></text:p>
          <draw:enhanced-geometry svg:viewBox="0 0 21600 21600" draw:type="rectangle" draw:enhanced-path="M 0 0 L 21600 0 21600 21600 0 21600 0 0 Z N"/>
        </draw:custom-shape>
        <draw:custom-shape draw:style-name="gr20" draw:text-style-name="P14" draw:layer="layout" svg:width="2.924cm" svg:height="2.136cm" svg:x="3.985cm" svg:y="15.013cm">
          <text:p text:style-name="P1"><text:span text:style-name="T10">1</text:span></text:p>
          <draw:enhanced-geometry svg:viewBox="0 0 21600 21600" draw:type="rectangle" draw:enhanced-path="M 0 0 L 21600 0 21600 21600 0 21600 0 0 Z N"/>
        </draw:custom-shape>
        <draw:custom-shape draw:style-name="gr21" draw:text-style-name="P14" draw:layer="layout" svg:width="2.924cm" svg:height="2.136cm" svg:x="6.885cm" svg:y="15.013cm">
          <text:p text:style-name="P1"><text:span text:style-name="T10">2</text:span></text:p>
          <draw:enhanced-geometry svg:viewBox="0 0 21600 21600" draw:type="rectangle" draw:enhanced-path="M 0 0 L 21600 0 21600 21600 0 21600 0 0 Z N"/>
        </draw:custom-shape>
        <draw:custom-shape draw:style-name="gr22" draw:text-style-name="P15" draw:layer="layout" svg:width="2.924cm" svg:height="2.136cm" svg:x="1.085cm" svg:y="15.013cm">
          <text:p text:style-name="P1"><text:span text:style-name="T11">x</text:span></text:p>
          <draw:enhanced-geometry svg:viewBox="0 0 21600 21600" draw:type="rectangle" draw:enhanced-path="M 0 0 L 21600 0 21600 21600 0 21600 0 0 Z N"/>
        </draw:custom-shape>
        <draw:custom-shape draw:style-name="gr23" draw:text-style-name="P14" draw:layer="layout" svg:width="2.924cm" svg:height="2.136cm" svg:x="9.785cm" svg:y="15.013cm">
          <text:p text:style-name="P1"><text:span text:style-name="T10">4</text:span></text:p>
          <draw:enhanced-geometry svg:viewBox="0 0 21600 21600" draw:type="rectangle" draw:enhanced-path="M 0 0 L 21600 0 21600 21600 0 21600 0 0 Z N"/>
        </draw:custom-shape>
        <draw:line draw:style-name="gr24" draw:text-style-name="P1" draw:layer="layout" svg:x1="13.786cm" svg:y1="0cm" svg:x2="13.786cm" svg:y2="21cm">
          <text:p/>
        </draw:line>
        <draw:frame draw:style-name="gr15" draw:text-style-name="P13" draw:layer="layout" svg:width="14.303cm" svg:height="2.063cm" svg:x="13.797cm" svg:y="0.937cm">
          <draw:text-box>
            <text:p><text:span text:style-name="T9">LRU cache-miss(x)</text:span></text:p>
          </draw:text-box>
        </draw:frame>
        <draw:custom-shape draw:style-name="gr20" draw:text-style-name="P14" draw:layer="layout" svg:width="2.924cm" svg:height="2.136cm" svg:x="15.486cm" svg:y="5.013cm">
          <text:p text:style-name="P1"><text:span text:style-name="T10">1</text:span></text:p>
          <draw:enhanced-geometry svg:viewBox="0 0 21600 21600" draw:type="rectangle" draw:enhanced-path="M 0 0 L 21600 0 21600 21600 0 21600 0 0 Z N"/>
        </draw:custom-shape>
        <draw:custom-shape draw:style-name="gr21" draw:text-style-name="P14" draw:layer="layout" svg:width="2.924cm" svg:height="2.136cm" svg:x="18.386cm" svg:y="5.013cm">
          <text:p text:style-name="P1"><text:span text:style-name="T10">2</text:span></text:p>
          <draw:enhanced-geometry svg:viewBox="0 0 21600 21600" draw:type="rectangle" draw:enhanced-path="M 0 0 L 21600 0 21600 21600 0 21600 0 0 Z N"/>
        </draw:custom-shape>
        <draw:custom-shape draw:style-name="gr25" draw:text-style-name="P16" draw:layer="layout" svg:width="2.924cm" svg:height="2.136cm" svg:x="21.286cm" svg:y="5.013cm">
          <text:p text:style-name="P1"><text:span text:style-name="T12">3</text:span></text:p>
          <draw:enhanced-geometry svg:viewBox="0 0 21600 21600" draw:type="rectangle" draw:enhanced-path="M 0 0 L 21600 0 21600 21600 0 21600 0 0 Z N"/>
        </draw:custom-shape>
        <draw:custom-shape draw:style-name="gr23" draw:text-style-name="P14" draw:layer="layout" svg:width="2.924cm" svg:height="2.136cm" svg:x="24.186cm" svg:y="5.013cm">
          <text:p text:style-name="P1"><text:span text:style-name="T10">4</text:span></text:p>
          <draw:enhanced-geometry svg:viewBox="0 0 21600 21600" draw:type="rectangle" draw:enhanced-path="M 0 0 L 21600 0 21600 21600 0 21600 0 0 Z N"/>
        </draw:custom-shape>
        <draw:custom-shape draw:style-name="gr26" draw:text-style-name="P15" draw:layer="layout" svg:width="2.924cm" svg:height="2.136cm" svg:x="15.486cm" svg:y="15.013cm">
          <text:p text:style-name="P1"><text:span text:style-name="T11">x</text:span></text:p>
          <draw:enhanced-geometry svg:viewBox="0 0 21600 21600" draw:type="rectangle" draw:enhanced-path="M 0 0 L 21600 0 21600 21600 0 21600 0 0 Z N"/>
        </draw:custom-shape>
        <draw:custom-shape draw:style-name="gr20" draw:text-style-name="P14" draw:layer="layout" svg:width="2.924cm" svg:height="2.136cm" svg:x="18.386cm" svg:y="15.013cm">
          <text:p text:style-name="P1"><text:span text:style-name="T10">1</text:span></text:p>
          <draw:enhanced-geometry svg:viewBox="0 0 21600 21600" draw:type="rectangle" draw:enhanced-path="M 0 0 L 21600 0 21600 21600 0 21600 0 0 Z N"/>
        </draw:custom-shape>
        <draw:custom-shape draw:style-name="gr17" draw:text-style-name="P14" draw:layer="layout" svg:width="2.924cm" svg:height="2.136cm" svg:x="21.286cm" svg:y="15.013cm">
          <text:p text:style-name="P1"><text:span text:style-name="T10">2</text:span></text:p>
          <draw:enhanced-geometry svg:viewBox="0 0 21600 21600" draw:type="rectangle" draw:enhanced-path="M 0 0 L 21600 0 21600 21600 0 21600 0 0 Z N"/>
        </draw:custom-shape>
        <draw:custom-shape draw:style-name="gr25" draw:text-style-name="P16" draw:layer="layout" svg:width="2.924cm" svg:height="2.136cm" svg:x="24.186cm" svg:y="15.013cm">
          <text:p text:style-name="P1"><text:span text:style-name="T12">3</text:span></text:p>
          <draw:enhanced-geometry svg:viewBox="0 0 21600 21600" draw:type="rectangle" draw:enhanced-path="M 0 0 L 21600 0 21600 21600 0 21600 0 0 Z N"/>
        </draw:custom-shape>
        <draw:line draw:style-name="gr27" draw:text-style-name="P1" draw:layer="layout" svg:x1="8.234cm" svg:y1="7.706cm" svg:x2="2.71cm" svg:y2="14.576cm">
          <text:p/>
        </draw:line>
        <draw:frame draw:style-name="gr4" draw:text-style-name="P17" draw:layer="layout" svg:width="4.74cm" svg:height="1.673cm" svg:x="7.36cm" svg:y="8.5cm">
          <draw:text-box>
            <text:p><text:span text:style-name="T13">to head</text:span></text:p>
          </draw:text-box>
        </draw:frame>
        <draw:line draw:style-name="gr28" draw:text-style-name="P1" draw:layer="layout" svg:x1="4.102cm" svg:y1="7.566cm" svg:x2="6.748cm" svg:y2="14.576cm">
          <text:p/>
        </draw:line>
        <draw:frame draw:style-name="gr4" draw:text-style-name="P17" draw:layer="layout" svg:width="2.83cm" svg:height="1.673cm" svg:x="0.844cm" svg:y="8.259cm">
          <draw:text-box>
            <text:p><text:span text:style-name="T13">shift</text:span></text:p>
          </draw:text-box>
        </draw:frame>
        <draw:connector draw:style-name="gr28" draw:text-style-name="P1" draw:layer="layout" draw:type="curve" draw:line-skew="-1.184cm" svg:x1="24.555cm" svg:y1="7.706cm" svg:x2="27.479cm" svg:y2="9.47cm" svg:d="m24555 7706c417 0-1045 1764 2924 1764">
          <text:p/>
        </draw:connector>
        <draw:connector draw:style-name="gr29" draw:text-style-name="P1" draw:layer="layout" draw:type="curve" draw:line-skew="1.125cm" svg:x1="14.808cm" svg:y1="12.952cm" svg:x2="17.732cm" svg:y2="14.716cm" svg:d="m14808 12952c3880 0 2419 1764 2924 1764">
          <text:p/>
        </draw:connector>
        <draw:line draw:style-name="gr28" draw:text-style-name="P1" draw:layer="layout" svg:x1="19.496cm" svg:y1="7.52cm" svg:x2="22.281cm" svg:y2="14.529cm">
          <text:p/>
        </draw:line>
        <draw:frame draw:style-name="gr4" draw:text-style-name="P17" draw:layer="layout" svg:width="2.83cm" svg:height="1.673cm" svg:x="16.249cm" svg:y="8.024cm">
          <draw:text-box>
            <text:p><text:span text:style-name="T13">shift</text:span></text:p>
          </draw:text-box>
        </draw:frame>
        <draw:frame draw:style-name="gr4" draw:text-style-name="P17" draw:layer="layout" svg:width="3.046cm" svg:height="1.673cm" svg:x="23.454cm" svg:y="9.327cm">
          <draw:text-box>
            <text:p><text:span text:style-name="T13">drop</text:span></text:p>
          </draw:text-box>
        </draw:frame>
        <draw:frame draw:style-name="gr4" draw:text-style-name="P17" draw:layer="layout" svg:width="4.74cm" svg:height="1.673cm" svg:x="14.444cm" svg:y="11.359cm">
          <draw:text-box>
            <text:p><text:span text:style-name="T13">to head</text:span></text:p>
          </draw:text-box>
        </draw:frame>
        <draw:custom-shape draw:style-name="gr18" draw:text-style-name="P15" draw:layer="layout" svg:width="2.924cm" svg:height="2.136cm" svg:x="1.1cm" svg:y="15cm">
          <text:p text:style-name="P1"><text:span text:style-name="T11">x</text:span></text:p>
          <draw:enhanced-geometry svg:viewBox="0 0 21600 21600" draw:type="rectangle" draw:enhanced-path="M 0 0 L 21600 0 21600 21600 0 21600 0 0 Z N"/>
        </draw:custom-shape>
        <draw:custom-shape draw:style-name="gr16" draw:text-style-name="P14" draw:layer="layout" svg:width="2.924cm" svg:height="2.136cm" svg:x="4cm" svg:y="15cm">
          <text:p text:style-name="P1"><text:span text:style-name="T10">1</text:span></text:p>
          <draw:enhanced-geometry svg:viewBox="0 0 21600 21600" draw:type="rectangle" draw:enhanced-path="M 0 0 L 21600 0 21600 21600 0 21600 0 0 Z N"/>
        </draw:custom-shape>
        <draw:custom-shape draw:style-name="gr17" draw:text-style-name="P14" draw:layer="layout" svg:width="2.924cm" svg:height="2.136cm" svg:x="6.9cm" svg:y="15cm">
          <text:p text:style-name="P1"><text:span text:style-name="T10">2</text:span></text:p>
          <draw:enhanced-geometry svg:viewBox="0 0 21600 21600" draw:type="rectangle" draw:enhanced-path="M 0 0 L 21600 0 21600 21600 0 21600 0 0 Z N"/>
        </draw:custom-shape>
        <draw:custom-shape draw:style-name="gr19" draw:text-style-name="P14" draw:layer="layout" svg:width="2.924cm" svg:height="2.136cm" svg:x="9.8cm" svg:y="15cm">
          <text:p text:style-name="P1"><text:span text:style-name="T10">4</text:span></text:p>
          <draw:enhanced-geometry svg:viewBox="0 0 21600 21600" draw:type="rectangle" draw:enhanced-path="M 0 0 L 21600 0 21600 21600 0 21600 0 0 Z N"/>
        </draw:custom-shape>
        <draw:custom-shape draw:style-name="gr16" draw:text-style-name="P14" draw:layer="layout" svg:width="2.924cm" svg:height="2.136cm" svg:x="15.485cm" svg:y="5.013cm">
          <text:p text:style-name="P1"><text:span text:style-name="T10">1</text:span></text:p>
          <draw:enhanced-geometry svg:viewBox="0 0 21600 21600" draw:type="rectangle" draw:enhanced-path="M 0 0 L 21600 0 21600 21600 0 21600 0 0 Z N"/>
        </draw:custom-shape>
        <draw:custom-shape draw:style-name="gr17" draw:text-style-name="P14" draw:layer="layout" svg:width="2.924cm" svg:height="2.136cm" svg:x="18.4cm" svg:y="5cm">
          <text:p text:style-name="P1"><text:span text:style-name="T10">2</text:span></text:p>
          <draw:enhanced-geometry svg:viewBox="0 0 21600 21600" draw:type="rectangle" draw:enhanced-path="M 0 0 L 21600 0 21600 21600 0 21600 0 0 Z N"/>
        </draw:custom-shape>
        <draw:custom-shape draw:style-name="gr19" draw:text-style-name="P14" draw:layer="layout" svg:width="2.924cm" svg:height="2.136cm" svg:x="24.185cm" svg:y="5.013cm">
          <text:p text:style-name="P1"><text:span text:style-name="T10">4</text:span></text:p>
          <draw:enhanced-geometry svg:viewBox="0 0 21600 21600" draw:type="rectangle" draw:enhanced-path="M 0 0 L 21600 0 21600 21600 0 21600 0 0 Z N"/>
        </draw:custom-shape>
        <draw:custom-shape draw:style-name="gr16" draw:text-style-name="P14" draw:layer="layout" svg:width="2.924cm" svg:height="2.136cm" svg:x="18.385cm" svg:y="15.013cm">
          <text:p text:style-name="P1"><text:span text:style-name="T10">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3" draw:text-style-name="P12" draw:layer="layout" svg:width="16.799cm" svg:height="13.114cm" svg:x="2.1cm" svg:y="14.107cm" presentation:class="notes" presentation:placeholder="true" presentation:user-transformed="true">
            <draw:text-box/>
          </draw:frame>
        </presentation:notes>
      </draw:page>
      <draw:page draw:name="page7" draw:style-name="dp1" draw:master-page-name="lyt-aqua" presentation:presentation-page-layout-name="AL3T0">
        <office:forms form:automatic-focus="false" form:apply-design-mode="false"/>
        <draw:frame presentation:style-name="pr2" draw:layer="layout" svg:width="25.199cm" svg:height="3.507cm" svg:x="1.4cm" svg:y="0.837cm" presentation:class="title">
          <draw:text-box>
            <text:p>problem</text:p>
          </draw:text-box>
        </draw:frame>
        <draw:frame presentation:style-name="pr5" draw:text-style-name="P18" draw:layer="layout" svg:width="24.599cm" svg:height="13.61cm" svg:x="2cm" svg:y="3.873cm" presentation:class="subtitle" presentation:user-transformed="true">
          <draw:text-box>
            <text:p text:style-name="P18"><text:s text:c="5"/>LOAD x, y @ Hit<text:line-break/> <text:s text:c="4"/>STORE u, z @ Miss<text:line-break/> <text:s text:c="4"/>LOAD z, y @ Hit</text:p>
            <text:p text:style-name="P18"/>
            <text:p text:style-name="P18"/>
          </draw:text-box>
        </draw:frame>
        <draw:frame draw:style-name="gr30" draw:text-style-name="P19" draw:layer="layout" svg:width="22.824cm" svg:height="5.925cm" svg:x="2.818cm" svg:y="13.882cm">
          <draw:text-box>
            <text:p text:style-name="P19">initial state of cache<text:line-break/>and registers = ?</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key idea</text:p>
          </draw:text-box>
        </draw:frame>
        <draw:frame draw:name="Object 13" draw:style-name="gr3" draw:layer="layout" svg:width="24.602cm" svg:height="14.389cm" svg:x="1.996cm" svg:y="4.967cm" presentation:class="object" presentation:user-transformed="true">
          <draw:object xlink:href="./Object 13" xlink:type="simple" xlink:show="embed" xlink:actuate="onLoad"/>
          <draw:image xlink:href="./ObjectReplacements/Object 13" xlink:type="simple" xlink:show="embed" xlink:actuate="onLoad"/>
        </draw:frame>
        <draw:frame draw:style-name="gr31" draw:text-style-name="P20" draw:layer="layout" svg:width="7.413cm" svg:height="2.85cm" svg:x="18.69cm" svg:y="13.3cm">
          <draw:text-box>
            <text:p><text:span text:style-name="T14">y </text:span><text:span text:style-name="T15"></text:span><text:span text:style-name="T14"> {a,b,c}</text:span></text:p>
          </draw:text-box>
        </draw:frame>
        <draw:frame draw:style-name="gr32" draw:text-style-name="P20" draw:layer="layout" svg:width="7.413cm" svg:height="2.851cm" svg:x="18.69cm" svg:y="14.997cm">
          <draw:text-box>
            <text:p><text:span text:style-name="T14">u </text:span><text:span text:style-name="T15"></text:span><text:span text:style-name="T14"> {a,b,c}</text:span></text:p>
          </draw:text-box>
        </draw:frame>
        <draw:frame draw:style-name="gr33" draw:text-style-name="P21" draw:layer="layout" svg:width="7.997cm" svg:height="2.631cm" svg:x="18.603cm" svg:y="16.643cm">
          <draw:text-box>
            <text:p><text:span text:style-name="T14">x = z</text:span></text:p>
          </draw:text-box>
        </draw:frame>
        <draw:custom-shape draw:style-name="gr34" draw:text-style-name="P1" draw:layer="layout" svg:width="10.5cm" svg:height="7.5cm" svg:x="17cm" svg:y="1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2"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fully associative cache</text:p>
          </draw:text-box>
        </draw:frame>
        <draw:frame draw:name="Object 1" draw:style-name="gr3" draw:layer="layout" svg:width="25.199cm" svg:height="13.859cm" svg:x="1.4cm" svg:y="4.314cm" presentation:class="object" presentation:user-transformed="true">
          <draw:object xlink:href="./Object 1" xlink:type="simple" xlink:show="embed" xlink:actuate="onLoad"/>
          <draw:image xlink:href="./ObjectReplacements/Object 1" xlink:type="simple" xlink:show="embed" xlink:actuate="onLoad"/>
        </draw:frame>
        <draw:frame draw:style-name="gr4" draw:text-style-name="P22" draw:layer="layout" svg:width="4.735cm" svg:height="2.618cm" svg:x="21.864cm" svg:y="17.129cm">
          <draw:text-box>
            <text:p><text:span text:style-name="T16">LRU</text:span></text:p>
          </draw:text-box>
        </draw:frame>
        <presentation:notes draw:style-name="dp2">
          <draw:page-thumbnail draw:style-name="gr2" draw:layer="layout" svg:width="14.848cm" svg:height="11.136cm" svg:x="3.075cm" svg:y="2.257cm" draw:page-number="9" presentation:class="page"/>
          <draw:frame presentation:style-name="pr1" draw:text-style-name="P12" draw:layer="layout" svg:width="16.799cm" svg:height="13.365cm" svg:x="2.1cm" svg:y="14.107cm" presentation:class="notes" presentation:placeholder="true">
            <draw:text-box/>
          </draw:frame>
        </presentation:notes>
      </draw:page>
      <draw:page draw:name="page10"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 text:c="2"/>hit(t)</text:p>
          </draw:text-box>
        </draw:frame>
        <draw:frame draw:name="Object 1" draw:style-name="gr3" draw:layer="layout" svg:width="25.199cm" svg:height="13.859cm" svg:x="1.4cm" svg:y="4.314cm" presentation:class="object" presentation:user-transformed="true">
          <draw:object xlink:href="./Object 2" xlink:type="simple" xlink:show="embed" xlink:actuate="onLoad"/>
          <draw:image xlink:href="./ObjectReplacements/Object 2" xlink:type="simple" xlink:show="embed" xlink:actuate="onLoad"/>
        </draw:frame>
        <draw:frame draw:style-name="gr4" draw:text-style-name="P22" draw:layer="layout" svg:width="1.09cm" svg:height="2.618cm" svg:x="16.341cm" svg:y="5.014cm">
          <draw:text-box>
            <text:p><text:span text:style-name="T16">t</text:span></text:p>
          </draw:text-box>
        </draw:frame>
        <draw:frame draw:style-name="gr35" draw:text-style-name="P24" draw:layer="layout" svg:width="10.211cm" svg:height="2.684cm" svg:x="10.377cm" svg:y="15.98cm">
          <draw:text-box>
            <text:p text:style-name="P23"><text:span text:style-name="T17">t </text:span><text:span text:style-name="T18">{</text:span><text:span text:style-name="T19">x,y,z...</text:span><text:span text:style-name="T18">}</text:span></text:p>
          </draw:text-box>
        </draw:frame>
        <presentation:notes draw:style-name="dp2">
          <draw:page-thumbnail draw:style-name="gr2" draw:layer="layout" svg:width="14.848cm" svg:height="11.136cm" svg:x="3.075cm" svg:y="2.257cm" draw:page-number="10" presentation:class="page"/>
          <draw:frame presentation:style-name="pr1" draw:text-style-name="P12" draw:layer="layout" svg:width="16.799cm" svg:height="13.365cm" svg:x="2.1cm" svg:y="14.107cm" presentation:class="notes" presentation:placeholder="true">
            <draw:text-box/>
          </draw:frame>
        </presentation:notes>
      </draw:page>
      <draw:page draw:name="page11"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20">→</text:span><text:span text:style-name="T21">u</text:span>)</text:p>
          </draw:text-box>
        </draw:frame>
        <draw:frame draw:name="Object 1" draw:style-name="gr3" draw:layer="layout" svg:width="25.199cm" svg:height="13.859cm" svg:x="1.4cm" svg:y="4.314cm" presentation:class="object" presentation:user-transformed="true">
          <draw:object xlink:href="./Object 3" xlink:type="simple" xlink:show="embed" xlink:actuate="onLoad"/>
          <draw:image xlink:href="./ObjectReplacements/Object 3" xlink:type="simple" xlink:show="embed" xlink:actuate="onLoad"/>
        </draw:frame>
        <draw:frame draw:style-name="gr4" draw:text-style-name="P22" draw:layer="layout" svg:width="1.09cm" svg:height="2.618cm" svg:x="16.341cm" svg:y="5.014cm">
          <draw:text-box>
            <text:p><text:span text:style-name="T16">t</text:span></text:p>
          </draw:text-box>
        </draw:frame>
        <draw:frame draw:style-name="gr35" draw:text-style-name="P24" draw:layer="layout" svg:width="10.69cm" svg:height="2.684cm" svg:x="6.646cm" svg:y="14.82cm">
          <draw:text-box>
            <text:p text:style-name="P23"><text:span text:style-name="T17">t </text:span><text:span text:style-name="T18"> {</text:span><text:span text:style-name="T19">x,y,z...</text:span><text:span text:style-name="T18">}</text:span></text:p>
          </draw:text-box>
        </draw:frame>
        <draw:line draw:style-name="gr9" draw:text-style-name="P1" draw:layer="layout" svg:x1="15.689cm" svg:y1="5.245cm" svg:x2="18.149cm" svg:y2="7.334cm">
          <text:p/>
        </draw:line>
        <draw:line draw:style-name="gr9" draw:text-style-name="P1" draw:layer="layout" svg:x1="17.889cm" svg:y1="5.246cm" svg:x2="15.689cm" svg:y2="7.334cm">
          <text:p/>
        </draw:line>
        <draw:frame draw:style-name="gr36" draw:text-style-name="P24" draw:layer="layout" svg:width="26.18cm" svg:height="2.684cm" svg:x="0.696cm" svg:y="18.12cm">
          <draw:text-box>
            <text:p text:style-name="P23"><text:span text:style-name="T19">new cache </text:span><text:span text:style-name="T18">{</text:span><text:span text:style-name="T19">x,y,z...</text:span><text:span text:style-name="T18">}{</text:span><text:span text:style-name="T19">t</text:span><text:span text:style-name="T18">}</text:span><text:span text:style-name="T19">\</text:span><text:span text:style-name="T18">{</text:span><text:span text:style-name="T19">?</text:span><text:span text:style-name="T18">}</text:span></text:p>
          </draw:text-box>
        </draw:frame>
        <presentation:notes draw:style-name="dp2">
          <draw:page-thumbnail draw:style-name="gr2" draw:layer="layout" svg:width="14.848cm" svg:height="11.136cm" svg:x="3.075cm" svg:y="2.257cm" draw:page-number="11" presentation:class="page"/>
          <draw:frame presentation:style-name="pr1" draw:text-style-name="P12" draw:layer="layout" svg:width="16.799cm" svg:height="13.365cm" svg:x="2.1cm" svg:y="14.107cm" presentation:class="notes" presentation:placeholder="true">
            <draw:text-box/>
          </draw:frame>
        </presentation:notes>
      </draw:page>
      <draw:page draw:name="page1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20">→</text:span><text:span text:style-name="T21">u</text:span>)</text:p>
          </draw:text-box>
        </draw:frame>
        <draw:frame draw:name="Object 1" draw:style-name="gr3" draw:layer="layout" svg:width="25.199cm" svg:height="13.859cm" svg:x="1.4cm" svg:y="4.314cm" presentation:class="object" presentation:user-transformed="true">
          <draw:object xlink:href="./Object 4" xlink:type="simple" xlink:show="embed" xlink:actuate="onLoad"/>
          <draw:image xlink:href="./ObjectReplacements/Object 4" xlink:type="simple" xlink:show="embed" xlink:actuate="onLoad"/>
        </draw:frame>
        <draw:frame draw:style-name="gr4" draw:text-style-name="P22" draw:layer="layout" svg:width="1.09cm" svg:height="2.618cm" svg:x="16.341cm" svg:y="5.014cm">
          <draw:text-box>
            <text:p><text:span text:style-name="T16">t</text:span></text:p>
          </draw:text-box>
        </draw:frame>
        <draw:frame draw:style-name="gr35" draw:text-style-name="P24" draw:layer="layout" svg:width="10.69cm" svg:height="2.684cm" svg:x="6.646cm" svg:y="14.82cm">
          <draw:text-box>
            <text:p text:style-name="P23"><text:span text:style-name="T17">t </text:span><text:span text:style-name="T18"> {</text:span><text:span text:style-name="T19">x,y,z...</text:span><text:span text:style-name="T18">}</text:span></text:p>
          </draw:text-box>
        </draw:frame>
        <draw:line draw:style-name="gr9" draw:text-style-name="P1" draw:layer="layout" svg:x1="15.689cm" svg:y1="5.245cm" svg:x2="18.149cm" svg:y2="7.334cm">
          <text:p/>
        </draw:line>
        <draw:line draw:style-name="gr9" draw:text-style-name="P1" draw:layer="layout" svg:x1="17.889cm" svg:y1="5.246cm" svg:x2="15.689cm" svg:y2="7.334cm">
          <text:p/>
        </draw:line>
        <draw:frame draw:style-name="gr36" draw:text-style-name="P24" draw:layer="layout" svg:width="26.18cm" svg:height="2.684cm" svg:x="0.696cm" svg:y="18.12cm">
          <draw:text-box>
            <text:p text:style-name="P23"><text:span text:style-name="T19">new cache <text:s/></text:span><text:span text:style-name="T18">{</text:span><text:span text:style-name="T19">x,y,z...</text:span><text:span text:style-name="T18">}{</text:span><text:span text:style-name="T19">t</text:span><text:span text:style-name="T18">}</text:span><text:span text:style-name="T19">\</text:span><text:span text:style-name="T18">{</text:span><text:span text:style-name="T19">u</text:span><text:span text:style-name="T18">}</text:span></text:p>
          </draw:text-box>
        </draw:frame>
        <draw:frame draw:style-name="gr35" draw:text-style-name="P24" draw:layer="layout" svg:width="10.211cm" svg:height="2.684cm" svg:x="17.446cm" svg:y="14.82cm">
          <draw:text-box>
            <text:p text:style-name="P23"><text:span text:style-name="T17">u</text:span><text:span text:style-name="T18">{</text:span><text:span text:style-name="T19">x,y,z...</text:span><text:span text:style-name="T18">}</text:span></text:p>
          </draw:text-box>
        </draw:frame>
        <presentation:notes draw:style-name="dp2">
          <draw:page-thumbnail draw:style-name="gr2" draw:layer="layout" svg:width="14.848cm" svg:height="11.136cm" svg:x="3.075cm" svg:y="2.257cm" draw:page-number="12" presentation:class="page"/>
          <draw:frame presentation:style-name="pr1" draw:text-style-name="P12" draw:layer="layout" svg:width="16.799cm" svg:height="13.365cm" svg:x="2.1cm" svg:y="14.107cm" presentation:class="notes" presentation:placeholder="true">
            <draw:text-box/>
          </draw:frame>
        </presentation:notes>
      </draw:page>
      <draw:page draw:name="page1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6cm" svg:x="3.075cm" svg:y="2.257cm" draw:page-number="13" presentation:class="page"/>
          <draw:frame presentation:style-name="pr1" draw:text-style-name="P12" draw:layer="layout" svg:width="16.799cm" svg:height="13.365cm" svg:x="2.1cm" svg:y="14.107cm" presentation:class="notes" presentation:placeholder="true">
            <draw:text-box/>
          </draw:frame>
        </presentation:notes>
      </draw:page>
      <draw:page draw:name="page14"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6" xlink:type="simple" xlink:show="embed" xlink:actuate="onLoad"/>
          <draw:image xlink:href="./ObjectReplacements/Object 6" xlink:type="simple" xlink:show="embed" xlink:actuate="onLoad"/>
        </draw:frame>
        <draw:frame draw:style-name="gr37" draw:text-style-name="P2" draw:layer="layout" svg:width="19.391cm" svg:height="2.143cm" svg:x="7.609cm" svg:y="17.5cm">
          <draw:text-box>
            <text:p><text:span text:style-name="T1">there are another cases..</text:span></text:p>
          </draw:text-box>
        </draw:frame>
        <presentation:notes draw:style-name="dp2">
          <draw:page-thumbnail draw:style-name="gr2" draw:layer="layout" svg:width="14.848cm" svg:height="11.136cm" svg:x="3.075cm" svg:y="2.257cm" draw:page-number="14" presentation:class="page"/>
          <draw:frame presentation:style-name="pr1" draw:text-style-name="P12" draw:layer="layout" svg:width="16.799cm" svg:height="13.365cm" svg:x="2.1cm" svg:y="14.107cm" presentation:class="notes" presentation:placeholder="true">
            <draw:text-box/>
          </draw:frame>
        </presentation:notes>
      </draw:page>
      <draw:page draw:name="page15"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4" draw:text-style-name="P25" draw:layer="layout" svg:width="10.874cm" svg:height="1.826cm" svg:x="0.3cm" svg:y="8.599cm">
          <draw:text-box>
            <text:p><text:span text:style-name="T22">LOAD x, y @ Hit</text:span></text:p>
          </draw:text-box>
        </draw:frame>
        <draw:frame draw:style-name="gr4" draw:text-style-name="P25" draw:layer="layout" svg:width="13.117cm" svg:height="1.826cm" svg:x="0.3cm" svg:y="10.999cm">
          <draw:text-box>
            <text:p><text:span text:style-name="T22">STORE u, z @ Miss</text:span></text:p>
          </draw:text-box>
        </draw:frame>
        <draw:frame draw:style-name="gr4" draw:text-style-name="P25" draw:layer="layout" svg:width="10.874cm" svg:height="1.826cm" svg:x="0.3cm" svg:y="13.499cm">
          <draw:text-box>
            <text:p><text:span text:style-name="T22">LOAD z, y @ Hit</text:span></text:p>
          </draw:text-box>
        </draw:frame>
        <draw:frame draw:style-name="gr4" draw:text-style-name="P25" draw:layer="layout" svg:width="3.91cm" svg:height="1.826cm" svg:x="1.504cm" svg:y="17.873cm">
          <draw:text-box>
            <text:p><text:span text:style-name="T22">N = 3</text:span></text:p>
          </draw:text-box>
        </draw:frame>
        <draw:frame draw:style-name="gr38" draw:text-style-name="P24" draw:id="id6" draw:layer="layout" svg:width="8.642cm" svg:height="2.585cm" svg:x="18.841cm" svg:y="5.943cm">
          <draw:text-box>
            <text:p text:style-name="P23"><text:span text:style-name="T19">y</text:span><text:span text:style-name="T18">{a,b,g}</text:span></text:p>
          </draw:text-box>
        </draw:frame>
        <draw:frame draw:style-name="gr38" draw:text-style-name="P24" draw:id="id4" draw:layer="layout" svg:width="6.888cm" svg:height="2.585cm" svg:x="3.289cm" svg:y="1.154cm">
          <draw:text-box>
            <text:p text:style-name="P23"><text:span text:style-name="T18"><text:s text:c="6"/></text:span><text:span text:style-name="T18">a</text:span></text:p>
          </draw:text-box>
        </draw:frame>
        <draw:frame draw:style-name="gr38" draw:text-style-name="P24" draw:id="id2" draw:layer="layout" svg:width="6.888cm" svg:height="2.585cm" svg:x="3.289cm" svg:y="3.46cm">
          <draw:text-box>
            <text:p text:style-name="P23"><text:span text:style-name="T18"><text:s text:c="6"/></text:span><text:span text:style-name="T18">b</text:span></text:p>
          </draw:text-box>
        </draw:frame>
        <draw:frame draw:style-name="gr38" draw:text-style-name="P24" draw:id="id5" draw:layer="layout" svg:width="6.888cm" svg:height="2.585cm" svg:x="3.289cm" svg:y="5.611cm">
          <draw:text-box>
            <text:p text:style-name="P23"><text:span text:style-name="T18"><text:s text:c="6"/></text:span><text:span text:style-name="T18">g</text:span></text:p>
          </draw:text-box>
        </draw:frame>
        <draw:frame draw:style-name="gr38" draw:text-style-name="P24" draw:id="id7" draw:layer="layout" svg:width="9.06cm" svg:height="2.585cm" svg:x="18.77cm" svg:y="8.407cm">
          <draw:text-box>
            <text:p text:style-name="P23"><text:span text:style-name="T19">z</text:span><text:span text:style-name="T18">{a,b,g}</text:span></text:p>
          </draw:text-box>
        </draw:frame>
        <draw:frame draw:style-name="gr4" draw:text-style-name="P25" draw:id="id1" draw:layer="layout" svg:width="3.402cm" svg:height="1.826cm" svg:x="13.046cm" svg:y="10.999cm">
          <draw:text-box>
            <text:p><text:span text:style-name="T23">→</text:span><text:span text:style-name="T22">z0</text:span></text:p>
          </draw:text-box>
        </draw:frame>
        <draw:frame draw:style-name="gr38" draw:text-style-name="P24" draw:id="id8" draw:layer="layout" svg:width="9.71cm" svg:height="2.585cm" svg:x="17.805cm" svg:y="10.593cm">
          <draw:text-box>
            <text:p text:style-name="P23"><text:span text:style-name="T19">z0</text:span><text:span text:style-name="T18">{a,b,g}</text:span></text:p>
          </draw:text-box>
        </draw:frame>
        <draw:frame draw:style-name="gr38" draw:text-style-name="P24" draw:id="id11" draw:layer="layout" svg:width="14.919cm" svg:height="2.585cm" svg:x="13.08cm" svg:y="17.808cm">
          <draw:text-box>
            <text:p text:style-name="P23"><text:span text:style-name="T19">y</text:span><text:span text:style-name="T18">{a,b,g,</text:span><text:span text:style-name="T19">z</text:span><text:span text:style-name="T18">}</text:span><text:span text:style-name="T19">\</text:span><text:span text:style-name="T18">{</text:span><text:span text:style-name="T19">z0</text:span><text:span text:style-name="T18">}</text:span></text:p>
          </draw:text-box>
        </draw:frame>
        <draw:connector draw:style-name="gr39" draw:text-style-name="P1" draw:id="id9" draw:layer="layout" draw:type="curve" svg:x1="14.747cm" svg:y1="10.999cm" svg:x2="10.177cm" svg:y2="4.752cm" draw:start-shape="id1" draw:start-glue-point="0" draw:end-shape="id2" draw:end-glue-point="1" svg:d="m14747 10999c0-4165-1523-6247-4570-6247">
          <text:p/>
        </draw:connector>
        <draw:frame draw:style-name="gr38" draw:text-style-name="P27" draw:id="id10" draw:layer="layout" svg:width="15.828cm" svg:height="4.917cm" svg:x="12.171cm" svg:y="12.708cm">
          <draw:text-box>
            <text:p text:style-name="P26"><text:span text:style-name="T19"><text:s text:c="4"/></text:span><text:span text:style-name="T19">z0=</text:span><text:span text:style-name="T24">b</text:span><text:span text:style-name="T18"> <text:s text:c="5"/></text:span></text:p>
            <text:p text:style-name="P26"><text:span text:style-name="T18">{a,b,g}</text:span><text:span text:style-name="T19">\</text:span><text:span text:style-name="T18">{</text:span><text:span text:style-name="T19">z0</text:span><text:span text:style-name="T18">}={g,</text:span><text:span text:style-name="T19">y</text:span><text:span text:style-name="T18">}</text:span></text:p>
          </draw:text-box>
        </draw:frame>
        <draw:connector draw:style-name="gr40" draw:text-style-name="P1" draw:layer="layout" draw:type="curve" draw:line-skew="1.554cm" svg:x1="10.815cm" svg:y1="20.378cm" svg:x2="18.474cm" svg:y2="4.085cm" svg:d="m10815 20378c0-9888 7659-1742 7659-16293">
          <text:p/>
        </draw:connector>
        <draw:frame draw:style-name="gr4" draw:text-style-name="P28" draw:id="id3" draw:layer="layout" svg:width="2.403cm" svg:height="1.979cm" svg:x="1cm" svg:y="2cm">
          <draw:text-box>
            <text:p><text:span text:style-name="T25">initial</text:span><text:span text:style-name="T25"><text:line-break/></text:span><text:span text:style-name="T25">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top">
                  <anim:set smil:begin="0s" smil:dur="0.002s" smil:fill="hold" smil:targetElement="id9" smil:attributeName="visibility" smil:to="visible"/>
                  <anim:transitionFilter smil:dur="1s" smil:targetElement="id9" smil:type="waterfallWipe" smil:subtype="horizontalLeft" smil:direction="reverse"/>
                </anim:par>
              </anim:par>
              <anim:par smil:begin="1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1" draw:text-style-name="P12" draw:layer="layout" svg:width="16.799cm" svg:height="13.365cm" svg:x="2.1cm" svg:y="14.107cm" presentation:class="notes" presentation:placeholder="true">
            <draw:text-box/>
          </draw:frame>
        </presentation:notes>
      </draw:page>
      <draw:page draw:name="page16"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38" draw:text-style-name="P24" draw:layer="layout" svg:width="8.642cm" svg:height="2.585cm" svg:x="18.841cm" svg:y="5.943cm">
          <draw:text-box>
            <text:p text:style-name="P23"><text:span text:style-name="T19">y</text:span><text:span text:style-name="T18">{a,b,g}</text:span></text:p>
          </draw:text-box>
        </draw:frame>
        <draw:frame draw:style-name="gr38" draw:text-style-name="P24" draw:id="id12" draw:layer="layout" svg:width="5.112cm" svg:height="2.585cm" svg:x="1.4cm" svg:y="3.739cm">
          <draw:text-box>
            <text:p text:style-name="P23"><text:span text:style-name="T19">y</text:span><text:span text:style-name="T18"> = a</text:span></text:p>
          </draw:text-box>
        </draw:frame>
        <draw:frame draw:style-name="gr38" draw:text-style-name="P24" draw:layer="layout" svg:width="9.06cm" svg:height="2.585cm" svg:x="18.77cm" svg:y="8.407cm">
          <draw:text-box>
            <text:p text:style-name="P23"><text:span text:style-name="T19">z</text:span><text:span text:style-name="T18">{a,b,g}</text:span></text:p>
          </draw:text-box>
        </draw:frame>
        <draw:frame draw:style-name="gr38" draw:text-style-name="P24" draw:layer="layout" svg:width="9.71cm" svg:height="2.585cm" svg:x="17.805cm" svg:y="10.593cm">
          <draw:text-box>
            <text:p text:style-name="P23"><text:span text:style-name="T19">z0</text:span><text:span text:style-name="T18">{a,b,g}</text:span></text:p>
          </draw:text-box>
        </draw:frame>
        <draw:frame draw:style-name="gr38" draw:text-style-name="P24" draw:layer="layout" svg:width="14.919cm" svg:height="2.585cm" svg:x="13.08cm" svg:y="17.808cm">
          <draw:text-box>
            <text:p text:style-name="P23"><text:span text:style-name="T19">y</text:span><text:span text:style-name="T18">{a,b,g,</text:span><text:span text:style-name="T19">z</text:span><text:span text:style-name="T18">}</text:span><text:span text:style-name="T19">\</text:span><text:span text:style-name="T18">{</text:span><text:span text:style-name="T19">z0</text:span><text:span text:style-name="T18">}</text:span></text:p>
          </draw:text-box>
        </draw:frame>
        <draw:frame draw:style-name="gr38" draw:text-style-name="P27" draw:layer="layout" svg:width="15.828cm" svg:height="4.917cm" svg:x="12.171cm" svg:y="12.708cm">
          <draw:text-box>
            <text:p text:style-name="P26"><text:span text:style-name="T19"><text:s text:c="4"/></text:span><text:span text:style-name="T19">z0=</text:span><text:span text:style-name="T24">b</text:span><text:span text:style-name="T18"> <text:s text:c="5"/></text:span></text:p>
            <text:p text:style-name="P26"><text:span text:style-name="T18">{a,b,g}</text:span><text:span text:style-name="T19">\</text:span><text:span text:style-name="T18">{</text:span><text:span text:style-name="T19">z0</text:span><text:span text:style-name="T18">}={g,</text:span><text:span text:style-name="T19">y</text:span><text:span text:style-name="T18">}</text:span></text:p>
          </draw:text-box>
        </draw:frame>
        <draw:connector draw:style-name="gr40" draw:text-style-name="P1" draw:layer="layout" draw:type="curve" draw:line-skew="1.554cm" svg:x1="10.815cm" svg:y1="20.378cm" svg:x2="18.474cm" svg:y2="4.085cm" svg:d="m10815 20378c0-9888 7659-1742 7659-16293">
          <text:p/>
        </draw:connector>
        <draw:frame draw:style-name="gr38" draw:text-style-name="P24" draw:id="id13" draw:layer="layout" svg:width="9.06cm" svg:height="2.585cm" svg:x="7.87cm" svg:y="3.708cm">
          <draw:text-box>
            <text:p text:style-name="P23"><text:span text:style-name="T19">z</text:span><text:span text:style-name="T18">{a,b,g}</text:span></text:p>
          </draw:text-box>
        </draw:frame>
        <draw:frame draw:style-name="gr38" draw:text-style-name="P24" draw:id="id14" draw:layer="layout" svg:width="6.504cm" svg:height="2.585cm" svg:x="1.062cm" svg:y="10.401cm">
          <draw:text-box>
            <text:p text:style-name="P23"><text:span text:style-name="T19">y</text:span><text:span text:style-name="T24">=</text:span><text:span text:style-name="T18">a=0</text:span></text:p>
          </draw:text-box>
        </draw:frame>
        <draw:frame draw:style-name="gr38" draw:text-style-name="P24" draw:id="id15" draw:layer="layout" svg:width="3.997cm" svg:height="2.585cm" svg:x="1.062cm" svg:y="12.802cm">
          <draw:text-box>
            <text:p text:style-name="P23"><text:span text:style-name="T18">b=1</text:span></text:p>
          </draw:text-box>
        </draw:frame>
        <draw:frame draw:style-name="gr38" draw:text-style-name="P24" draw:id="id16" draw:layer="layout" svg:width="4.044cm" svg:height="2.585cm" svg:x="1.062cm" svg:y="14.803cm">
          <draw:text-box>
            <text:p text:style-name="P23"><text:span text:style-name="T18">g=2</text:span></text:p>
          </draw:text-box>
        </draw:frame>
        <draw:frame draw:style-name="gr38" draw:text-style-name="P29" draw:id="id17" draw:layer="layout" svg:width="4.09cm" svg:height="2.585cm" svg:x="1.062cm" svg:y="17.004cm">
          <draw:text-box>
            <text:p text:style-name="P23"><text:span text:style-name="T19">z</text:span><text:span text:style-name="T24">=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5"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6"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1" draw:text-style-name="P12" draw:layer="layout" svg:width="16.799cm" svg:height="13.365cm" svg:x="2.1cm" svg:y="14.107cm" presentation:class="notes" presentation:placeholder="true">
            <draw:text-box/>
          </draw:frame>
        </presentation:notes>
      </draw:page>
      <draw:page draw:name="page17"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direct mapped cache</text:p>
          </draw:text-box>
        </draw:frame>
        <draw:frame draw:name="Object 6" draw:style-name="gr3" draw:layer="layout" svg:width="20.023cm" svg:height="16.266cm" svg:x="0.925cm" svg:y="3.505cm" presentation:class="object" presentation:user-transformed="true">
          <draw:object xlink:href="./Object 7" xlink:type="simple" xlink:show="embed" xlink:actuate="onLoad"/>
          <draw:image xlink:href="./ObjectReplacements/Object 7" xlink:type="simple" xlink:show="embed" xlink:actuate="onLoad"/>
        </draw:frame>
        <draw:frame draw:style-name="gr35" draw:text-style-name="P30" draw:id="id18" draw:layer="layout" svg:width="5.089cm" svg:height="2.243cm" svg:x="22.28cm" svg:y="12.858cm">
          <draw:text-box>
            <text:p text:style-name="P26"><text:span text:style-name="T1">{x,y,z}</text:span></text:p>
          </draw:text-box>
        </draw:frame>
        <draw:frame draw:style-name="gr4" draw:text-style-name="P31" draw:id="id19" draw:layer="layout" svg:width="5.07cm" svg:height="4.517cm" svg:x="22.369cm" svg:y="14.829cm">
          <draw:text-box>
            <text:p text:style-name="P1"><text:span text:style-name="T13">regions</text:span><text:span text:style-name="T13"><text:line-break/></text:span><text:span text:style-name="T13">are</text:span><text:span text:style-name="T13"><text:line-break/></text:span><text:span text:style-name="T13">different</text:span></text:p>
          </draw:text-box>
        </draw:frame>
        <draw:frame draw:style-name="gr4" draw:text-style-name="P31" draw:id="id20" draw:layer="layout" svg:width="3.893cm" svg:height="3.095cm" svg:x="22.369cm" svg:y="9.43cm">
          <draw:text-box>
            <text:p text:style-name="P1"><text:span text:style-name="T13">cache</text:span><text:span text:style-name="T13"><text:line-break/></text:span><text:span text:style-name="T13">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1" draw:text-style-name="P12" draw:layer="layout" svg:width="16.799cm" svg:height="13.365cm" svg:x="2.1cm" svg:y="14.107cm" presentation:class="notes" presentation:placeholder="true">
            <draw:text-box/>
          </draw:frame>
        </presentation:notes>
      </draw:page>
      <draw:page draw:name="page1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hit(t)</text:p>
          </draw:text-box>
        </draw:frame>
        <draw:frame draw:name="Object 6" draw:style-name="gr3" draw:layer="layout" svg:width="20.023cm" svg:height="16.266cm" svg:x="0.925cm" svg:y="3.505cm" presentation:class="object" presentation:user-transformed="true">
          <draw:object xlink:href="./Object 8" xlink:type="simple" xlink:show="embed" xlink:actuate="onLoad"/>
          <draw:image xlink:href="./ObjectReplacements/Object 8" xlink:type="simple" xlink:show="embed" xlink:actuate="onLoad"/>
        </draw:frame>
        <draw:frame draw:style-name="gr35" draw:text-style-name="P27" draw:layer="layout" svg:width="8.065cm" svg:height="2.684cm" svg:x="19.748cm" svg:y="18.265cm">
          <draw:text-box>
            <text:p text:style-name="P26"><text:span text:style-name="T17">t </text:span><text:span text:style-name="T18"></text:span><text:span text:style-name="T17">{x,y,z}</text:span></text:p>
          </draw:text-box>
        </draw:frame>
        <draw:line draw:style-name="gr41" draw:text-style-name="P1" draw:layer="layout" svg:x1="27.108cm" svg:y1="6.452cm" svg:x2="21.484cm" svg:y2="6.452cm">
          <text:p/>
        </draw:line>
        <draw:frame draw:style-name="gr4" draw:text-style-name="P32" draw:layer="layout" svg:width="6.06cm" svg:height="1.517cm" svg:x="21.52cm" svg:y="4.985cm">
          <draw:text-box>
            <text:p><text:span text:style-name="T2">if R(t)=R(x)</text:span></text:p>
          </draw:text-box>
        </draw:frame>
        <draw:line draw:style-name="gr41" draw:text-style-name="P1" draw:layer="layout" svg:x1="27.108cm" svg:y1="11.653cm" svg:x2="21.484cm" svg:y2="11.653cm">
          <text:p/>
        </draw:line>
        <draw:frame draw:style-name="gr4" draw:text-style-name="P32" draw:layer="layout" svg:width="6.06cm" svg:height="1.517cm" svg:x="21.52cm" svg:y="10.186cm">
          <draw:text-box>
            <text:p><text:span text:style-name="T2">if R(t)=R(y)</text:span></text:p>
          </draw:text-box>
        </draw:frame>
        <draw:line draw:style-name="gr41" draw:text-style-name="P1" draw:layer="layout" svg:x1="27.108cm" svg:y1="16.854cm" svg:x2="21.484cm" svg:y2="16.854cm">
          <text:p/>
        </draw:line>
        <draw:frame draw:style-name="gr4" draw:text-style-name="P32" draw:layer="layout" svg:width="6.06cm" svg:height="1.517cm" svg:x="21.52cm" svg:y="15.387cm">
          <draw:text-box>
            <text:p><text:span text:style-name="T2">if R(t)=R(z)</text:span></text:p>
          </draw:text-box>
        </draw:frame>
        <presentation:notes draw:style-name="dp2">
          <draw:page-thumbnail draw:style-name="gr2" draw:layer="layout" svg:width="14.848cm" svg:height="11.136cm" svg:x="3.075cm" svg:y="2.257cm" draw:page-number="18" presentation:class="page"/>
          <draw:frame presentation:style-name="pr1" draw:text-style-name="P12" draw:layer="layout" svg:width="16.799cm" svg:height="13.365cm" svg:x="2.1cm" svg:y="14.107cm" presentation:class="notes" presentation:placeholder="true">
            <draw:text-box/>
          </draw:frame>
        </presentation:notes>
      </draw:page>
      <draw:page draw:name="page1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miss(t<text:span text:style-name="T20">→</text:span><text:span text:style-name="T21">u)</text:span></text:p>
          </draw:text-box>
        </draw:frame>
        <draw:frame draw:name="Object 6" draw:style-name="gr3" draw:layer="layout" svg:width="15.319cm" svg:height="16.266cm" svg:x="0.914cm" svg:y="3.496cm" presentation:class="object" presentation:user-transformed="true">
          <draw:object xlink:href="./Object 9" xlink:type="simple" xlink:show="embed" xlink:actuate="onLoad"/>
          <draw:image xlink:href="./ObjectReplacements/Object 9" xlink:type="simple" xlink:show="embed" xlink:actuate="onLoad"/>
        </draw:frame>
        <draw:frame draw:style-name="gr35" draw:text-style-name="P24" draw:layer="layout" svg:width="9.102cm" svg:height="2.684cm" svg:x="18.646cm" svg:y="4.72cm">
          <draw:text-box>
            <text:p text:style-name="P23"><text:span text:style-name="T17">t </text:span><text:span text:style-name="T18"> {</text:span><text:span text:style-name="T19">x,y,z</text:span><text:span text:style-name="T18">}</text:span></text:p>
          </draw:text-box>
        </draw:frame>
        <draw:frame draw:style-name="gr36" draw:text-style-name="P24" draw:layer="layout" svg:width="11.006cm" svg:height="4.809cm" svg:x="16.696cm" svg:y="7.701cm">
          <draw:text-box>
            <text:p text:style-name="P23"><text:span text:style-name="T19">new cache </text:span></text:p>
            <text:p text:style-name="P23"><text:span text:style-name="T18">{</text:span><text:span text:style-name="T19">x,y,z,t</text:span><text:span text:style-name="T18">}</text:span><text:span text:style-name="T19">\</text:span><text:span text:style-name="T18">{</text:span><text:span text:style-name="T19">?</text:span><text:span text:style-name="T18">}</text:span></text:p>
          </draw:text-box>
        </draw:frame>
        <presentation:notes draw:style-name="dp2">
          <draw:page-thumbnail draw:style-name="gr2" draw:layer="layout" svg:width="14.848cm" svg:height="11.136cm" svg:x="3.075cm" svg:y="2.257cm" draw:page-number="19" presentation:class="page"/>
          <draw:frame presentation:style-name="pr1" draw:text-style-name="P12" draw:layer="layout" svg:width="16.799cm" svg:height="13.365cm" svg:x="2.1cm" svg:y="14.107cm" presentation:class="notes" presentation:placeholder="true">
            <draw:text-box/>
          </draw:frame>
        </presentation:notes>
      </draw:page>
      <draw:page draw:name="page20"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miss(t<text:span text:style-name="T20">→</text:span><text:span text:style-name="T21">u)</text:span></text:p>
          </draw:text-box>
        </draw:frame>
        <draw:frame draw:name="Object 6" draw:style-name="gr3" draw:layer="layout" svg:width="15.319cm" svg:height="16.266cm" svg:x="0.914cm" svg:y="3.496cm" presentation:class="object" presentation:user-transformed="true">
          <draw:object xlink:href="./Object 10" xlink:type="simple" xlink:show="embed" xlink:actuate="onLoad"/>
          <draw:image xlink:href="./ObjectReplacements/Object 10" xlink:type="simple" xlink:show="embed" xlink:actuate="onLoad"/>
        </draw:frame>
        <draw:frame draw:style-name="gr35" draw:text-style-name="P24" draw:layer="layout" svg:width="9.102cm" svg:height="2.684cm" svg:x="18.646cm" svg:y="4.72cm">
          <draw:text-box>
            <text:p text:style-name="P23"><text:span text:style-name="T17">t </text:span><text:span text:style-name="T18"> {</text:span><text:span text:style-name="T19">x,y,z</text:span><text:span text:style-name="T18">}</text:span></text:p>
          </draw:text-box>
        </draw:frame>
        <draw:frame draw:style-name="gr36" draw:text-style-name="P24" draw:layer="layout" svg:width="11.006cm" svg:height="4.809cm" svg:x="16.696cm" svg:y="7.701cm">
          <draw:text-box>
            <text:p text:style-name="P23"><text:span text:style-name="T19">new cache </text:span></text:p>
            <text:p text:style-name="P23"><text:span text:style-name="T18">{</text:span><text:span text:style-name="T19">x,y,z,t</text:span><text:span text:style-name="T18">}</text:span><text:span text:style-name="T19">\</text:span><text:span text:style-name="T18">{</text:span><text:span text:style-name="T19">u</text:span><text:span text:style-name="T18">}</text:span></text:p>
          </draw:text-box>
        </draw:frame>
        <draw:frame draw:style-name="gr35" draw:text-style-name="P24" draw:layer="layout" svg:width="9.632cm" svg:height="2.684cm" svg:x="18.046cm" svg:y="13.02cm">
          <draw:text-box>
            <text:p text:style-name="P23"><text:span text:style-name="T17">u </text:span><text:span text:style-name="T18"> {</text:span><text:span text:style-name="T19">x,y,z</text:span><text:span text:style-name="T18">}</text:span></text:p>
          </draw:text-box>
        </draw:frame>
        <draw:frame draw:style-name="gr35" draw:text-style-name="P24" draw:layer="layout" svg:width="9.653cm" svg:height="2.476cm" svg:x="18.046cm" svg:y="16.12cm">
          <draw:text-box>
            <text:p text:style-name="P23"><text:span text:style-name="T17">R(u) = R(t)</text:span></text:p>
          </draw:text-box>
        </draw:frame>
        <presentation:notes draw:style-name="dp2">
          <draw:page-thumbnail draw:style-name="gr2" draw:layer="layout" svg:width="14.848cm" svg:height="11.136cm" svg:x="3.075cm" svg:y="2.257cm" draw:page-number="20" presentation:class="page"/>
          <draw:frame presentation:style-name="pr1" draw:text-style-name="P12" draw:layer="layout" svg:width="16.799cm" svg:height="13.365cm" svg:x="2.1cm" svg:y="14.107cm" presentation:class="notes" presentation:placeholder="true">
            <draw:text-box/>
          </draw:frame>
        </presentation:notes>
      </draw:page>
      <draw:page draw:name="page21"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4" draw:text-style-name="P25" draw:layer="layout" svg:width="10.874cm" svg:height="1.826cm" svg:x="0.4cm" svg:y="8.499cm">
          <draw:text-box>
            <text:p><text:span text:style-name="T22">LOAD x, y @ Hit</text:span></text:p>
          </draw:text-box>
        </draw:frame>
        <draw:frame draw:style-name="gr4" draw:text-style-name="P25" draw:layer="layout" svg:width="13.117cm" svg:height="1.826cm" svg:x="0.4cm" svg:y="10.899cm">
          <draw:text-box>
            <text:p><text:span text:style-name="T22">STORE u, z @ Miss</text:span></text:p>
          </draw:text-box>
        </draw:frame>
        <draw:frame draw:style-name="gr4" draw:text-style-name="P25" draw:layer="layout" svg:width="10.874cm" svg:height="1.826cm" svg:x="0.4cm" svg:y="13.399cm">
          <draw:text-box>
            <text:p><text:span text:style-name="T22">LOAD z, y @ Hit</text:span></text:p>
          </draw:text-box>
        </draw:frame>
        <draw:frame draw:style-name="gr38" draw:text-style-name="P24" draw:id="id21" draw:layer="layout" svg:width="9.107cm" svg:height="2.585cm" svg:x="18.605cm" svg:y="5.129cm">
          <draw:text-box>
            <text:p text:style-name="P23"><text:span text:style-name="T19">y</text:span><text:span text:style-name="T18">{a,b,g}</text:span></text:p>
          </draw:text-box>
        </draw:frame>
        <draw:frame draw:style-name="gr38" draw:text-style-name="P24" draw:layer="layout" svg:width="6.888cm" svg:height="2.585cm" svg:x="3.289cm" svg:y="1.154cm">
          <draw:text-box>
            <text:p text:style-name="P23"><text:span text:style-name="T18"><text:s text:c="6"/></text:span><text:span text:style-name="T18">a</text:span></text:p>
          </draw:text-box>
        </draw:frame>
        <draw:frame draw:style-name="gr38" draw:text-style-name="P24" draw:layer="layout" svg:width="6.888cm" svg:height="2.585cm" svg:x="3.289cm" svg:y="3.46cm">
          <draw:text-box>
            <text:p text:style-name="P23"><text:span text:style-name="T18"><text:s text:c="6"/></text:span><text:span text:style-name="T18">b</text:span></text:p>
          </draw:text-box>
        </draw:frame>
        <draw:frame draw:style-name="gr38" draw:text-style-name="P24" draw:layer="layout" svg:width="6.888cm" svg:height="2.585cm" svg:x="3.289cm" svg:y="5.611cm">
          <draw:text-box>
            <text:p text:style-name="P23"><text:span text:style-name="T18"><text:s text:c="6"/></text:span><text:span text:style-name="T18">g</text:span></text:p>
          </draw:text-box>
        </draw:frame>
        <draw:frame draw:style-name="gr38" draw:text-style-name="P24" draw:id="id22" draw:layer="layout" svg:width="8.921cm" svg:height="2.585cm" svg:x="18.605cm" svg:y="7.492cm">
          <draw:text-box>
            <text:p text:style-name="P23"><text:span text:style-name="T19">z</text:span><text:span text:style-name="T18">{a,b,g}</text:span></text:p>
          </draw:text-box>
        </draw:frame>
        <draw:frame draw:style-name="gr4" draw:text-style-name="P25" draw:id="id23" draw:layer="layout" svg:width="3.402cm" svg:height="1.826cm" svg:x="13.146cm" svg:y="10.899cm">
          <draw:text-box>
            <text:p><text:span text:style-name="T23">→</text:span><text:span text:style-name="T22">z0</text:span></text:p>
          </draw:text-box>
        </draw:frame>
        <draw:frame draw:style-name="gr38" draw:text-style-name="P24" draw:id="id24" draw:layer="layout" svg:width="9.757cm" svg:height="2.585cm" svg:x="17.605cm" svg:y="9.893cm">
          <draw:text-box>
            <text:p text:style-name="P23"><text:span text:style-name="T19">z0</text:span><text:span text:style-name="T18">{a,b,g}</text:span></text:p>
          </draw:text-box>
        </draw:frame>
        <draw:frame draw:style-name="gr38" draw:text-style-name="P24" draw:id="id26" draw:layer="layout" svg:width="14.528cm" svg:height="2.585cm" svg:x="13.218cm" svg:y="15.263cm">
          <draw:text-box>
            <text:p text:style-name="P23"><text:span text:style-name="T19">y</text:span><text:span text:style-name="T18">{a,b,g,</text:span><text:span text:style-name="T19">z</text:span><text:span text:style-name="T18">}</text:span><text:span text:style-name="T19">\</text:span><text:span text:style-name="T18">{</text:span><text:span text:style-name="T19">z0</text:span><text:span text:style-name="T18">}</text:span></text:p>
          </draw:text-box>
        </draw:frame>
        <draw:frame draw:style-name="gr38" draw:text-style-name="P24" draw:id="id25" draw:layer="layout" svg:width="11.465cm" svg:height="2.585cm" svg:x="16.481cm" svg:y="12.778cm">
          <draw:text-box>
            <text:p text:style-name="P23"><text:span text:style-name="T19">R(z0) = R(z)</text:span></text:p>
          </draw:text-box>
        </draw:frame>
        <draw:connector draw:style-name="gr40" draw:text-style-name="P1" draw:layer="layout" draw:type="curve" draw:line-skew="1.717cm" svg:x1="10.815cm" svg:y1="19.171cm" svg:x2="18.335cm" svg:y2="4.596cm" svg:d="m10815 19171c0-8355 7520-1068 7520-14575">
          <text:p/>
        </draw:connector>
        <draw:frame draw:style-name="gr4" draw:text-style-name="P28" draw:layer="layout" svg:width="2.403cm" svg:height="1.979cm" svg:x="1.001cm" svg:y="2.001cm">
          <draw:text-box>
            <text:p><text:span text:style-name="T25">initial</text:span><text:span text:style-name="T25"><text:line-break/></text:span><text:span text:style-name="T25">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1" draw:text-style-name="P12" draw:layer="layout" svg:width="16.799cm" svg:height="13.365cm" svg:x="2.1cm" svg:y="14.107cm" presentation:class="notes" presentation:placeholder="true">
            <draw:text-box/>
          </draw:frame>
        </presentation:notes>
      </draw:page>
      <draw:page draw:name="page22"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38" draw:text-style-name="P24" draw:layer="layout" svg:width="9.107cm" svg:height="2.585cm" svg:x="18.605cm" svg:y="5.129cm">
          <draw:text-box>
            <text:p text:style-name="P23"><text:span text:style-name="T19">y</text:span><text:span text:style-name="T18">{a,b,g}</text:span></text:p>
          </draw:text-box>
        </draw:frame>
        <draw:frame draw:style-name="gr38" draw:text-style-name="P24" draw:layer="layout" svg:width="8.921cm" svg:height="2.585cm" svg:x="18.605cm" svg:y="7.492cm">
          <draw:text-box>
            <text:p text:style-name="P23"><text:span text:style-name="T19">z</text:span><text:span text:style-name="T18">{a,b,g}</text:span></text:p>
          </draw:text-box>
        </draw:frame>
        <draw:frame draw:style-name="gr38" draw:text-style-name="P24" draw:layer="layout" svg:width="9.757cm" svg:height="2.585cm" svg:x="17.605cm" svg:y="9.893cm">
          <draw:text-box>
            <text:p text:style-name="P23"><text:span text:style-name="T19">z0</text:span><text:span text:style-name="T18">{a,b,g}</text:span></text:p>
          </draw:text-box>
        </draw:frame>
        <draw:frame draw:style-name="gr38" draw:text-style-name="P24" draw:layer="layout" svg:width="14.528cm" svg:height="2.585cm" svg:x="13.218cm" svg:y="15.263cm">
          <draw:text-box>
            <text:p text:style-name="P23"><text:span text:style-name="T19">y</text:span><text:span text:style-name="T18">{a,b,g,</text:span><text:span text:style-name="T19">z</text:span><text:span text:style-name="T18">}</text:span><text:span text:style-name="T19">\</text:span><text:span text:style-name="T18">{</text:span><text:span text:style-name="T19">z0</text:span><text:span text:style-name="T18">}</text:span></text:p>
          </draw:text-box>
        </draw:frame>
        <draw:frame draw:style-name="gr38" draw:text-style-name="P24" draw:layer="layout" svg:width="11.465cm" svg:height="2.585cm" svg:x="16.481cm" svg:y="12.778cm">
          <draw:text-box>
            <text:p text:style-name="P23"><text:span text:style-name="T19">R(z0) = R(z)</text:span></text:p>
          </draw:text-box>
        </draw:frame>
        <draw:connector draw:style-name="gr40" draw:text-style-name="P1" draw:layer="layout" draw:type="curve" draw:line-skew="1.717cm" svg:x1="10.815cm" svg:y1="19.171cm" svg:x2="18.335cm" svg:y2="4.596cm" svg:d="m10815 19171c0-8355 7520-1068 7520-14575">
          <text:p/>
        </draw:connector>
        <draw:frame draw:style-name="gr38" draw:text-style-name="P24" draw:id="id27" draw:layer="layout" svg:width="4.386cm" svg:height="2.585cm" svg:x="0.905cm" svg:y="3.878cm">
          <draw:text-box>
            <text:p text:style-name="P23"><text:span text:style-name="T19">y</text:span><text:span text:style-name="T24">=</text:span><text:span text:style-name="T18">a</text:span></text:p>
          </draw:text-box>
        </draw:frame>
        <draw:frame draw:style-name="gr38" draw:text-style-name="P24" draw:id="id28" draw:layer="layout" svg:width="8.982cm" svg:height="2.585cm" svg:x="5.036cm" svg:y="3.878cm">
          <draw:text-box>
            <text:p text:style-name="P23"><text:span text:style-name="T19">z</text:span><text:span text:style-name="T18">{a,b,g}</text:span></text:p>
          </draw:text-box>
        </draw:frame>
        <draw:frame draw:style-name="gr38" draw:text-style-name="P24" draw:id="id29" draw:layer="layout" svg:width="9.035cm" svg:height="2.585cm" svg:x="4.805cm" svg:y="6.279cm">
          <draw:text-box>
            <text:p text:style-name="P23"><text:span text:style-name="T19">R(z)=R(</text:span><text:span text:style-name="T18">b</text:span><text:span text:style-name="T19">)</text:span></text:p>
          </draw:text-box>
        </draw:frame>
        <draw:frame draw:style-name="gr38" draw:text-style-name="P24" draw:id="id30" draw:layer="layout" svg:width="6.058cm" svg:height="2.585cm" svg:x="1.066cm" svg:y="11.161cm">
          <draw:text-box>
            <text:p text:style-name="P23"><text:span text:style-name="T19">y</text:span><text:span text:style-name="T24">=</text:span><text:span text:style-name="T18">a=0</text:span></text:p>
          </draw:text-box>
        </draw:frame>
        <draw:frame draw:style-name="gr38" draw:text-style-name="P24" draw:id="id31" draw:layer="layout" svg:width="6.058cm" svg:height="2.585cm" svg:x="1.115cm" svg:y="13.446cm">
          <draw:text-box>
            <text:p text:style-name="P23"><text:span text:style-name="T18">b=1</text:span></text:p>
          </draw:text-box>
        </draw:frame>
        <draw:frame draw:style-name="gr38" draw:text-style-name="P24" draw:id="id32" draw:layer="layout" svg:width="4.033cm" svg:height="2.585cm" svg:x="1.305cm" svg:y="15.412cm">
          <draw:text-box>
            <text:p text:style-name="P23"><text:span text:style-name="T18">g=2</text:span></text:p>
          </draw:text-box>
        </draw:frame>
        <draw:frame draw:style-name="gr38" draw:text-style-name="P24" draw:id="id33" draw:layer="layout" svg:width="6.058cm" svg:height="2.585cm" svg:x="1.266cm" svg:y="17.562cm">
          <draw:text-box>
            <text:p text:style-name="P23"><text:span text:style-name="T19">z</text:span><text:span text:style-name="T24">=</text:span><text:span text:style-name="T18">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1" draw:text-style-name="P12" draw:layer="layout" svg:width="16.799cm" svg:height="13.365cm" svg:x="2.1cm" svg:y="14.107cm" presentation:class="notes" presentation:placeholder="true">
            <draw:text-box/>
          </draw:frame>
        </presentation:notes>
      </draw:page>
      <draw:page draw:name="page2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mmon case</text:p>
          </draw:text-box>
        </draw:frame>
        <draw:frame draw:name="Object 9" draw:style-name="gr3" draw:layer="layout" svg:width="26.029cm" svg:height="16.73cm" svg:x="0.847cm" svg:y="3.601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23" presentation:class="page"/>
          <draw:frame presentation:style-name="pr1" draw:text-style-name="P12" draw:layer="layout" svg:width="16.799cm" svg:height="13.365cm" svg:x="2.1cm" svg:y="14.107cm" presentation:class="notes" presentation:placeholder="true">
            <draw:text-box/>
          </draw:frame>
        </presentation:notes>
      </draw:page>
      <draw:page draw:name="page24"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Common case</text:p>
          </draw:text-box>
        </draw:frame>
        <draw:frame draw:style-name="gr4" draw:text-style-name="P33" draw:layer="layout" svg:width="14.621cm" svg:height="2.584cm" svg:x="1.717cm" svg:y="4.844cm">
          <draw:text-box>
            <text:p><text:span text:style-name="T17">hit(x) <text:s/>==&gt; <text:s/>x </text:span><text:span text:style-name="T18"></text:span><text:span text:style-name="T17"> L</text:span></text:p>
          </draw:text-box>
        </draw:frame>
        <draw:frame draw:style-name="gr4" draw:text-style-name="P33" draw:layer="layout" svg:width="21.123cm" svg:height="9.167cm" svg:x="1.718cm" svg:y="10.044cm">
          <draw:text-box>
            <text:p><text:span text:style-name="T17">miss(x</text:span><text:span text:style-name="T26">→</text:span><text:span text:style-name="T17">y) <text:s/>==&gt; </text:span></text:p>
            <text:p><text:span text:style-name="T17">y </text:span><text:span text:style-name="T18"></text:span><text:span text:style-name="T17"> L, x </text:span><text:span text:style-name="T18"></text:span><text:span text:style-name="T17"> L,</text:span></text:p>
            <text:p><text:span text:style-name="T17">L</text:span><text:span text:style-name="T18"></text:span><text:span text:style-name="T17">{x}\{y} — new cache, </text:span></text:p>
            <text:p><text:span text:style-name="T17">R(x) = R(y), lru(y)</text:span></text:p>
          </draw:text-box>
        </draw:frame>
        <presentation:notes draw:style-name="dp2">
          <draw:page-thumbnail draw:style-name="gr2" draw:layer="layout" svg:width="14.848cm" svg:height="11.136cm" svg:x="3.075cm" svg:y="2.257cm" draw:page-number="24" presentation:class="page"/>
          <draw:frame presentation:style-name="pr1" draw:text-style-name="P12" draw:layer="layout" svg:width="16.799cm" svg:height="13.365cm" svg:x="2.1cm" svg:y="14.107cm" presentation:class="notes" presentation:placeholder="true">
            <draw:text-box/>
          </draw:frame>
        </presentation:notes>
      </draw:page>
      <draw:page draw:name="page25"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25" presentation:class="page"/>
          <draw:frame presentation:style-name="pr1" draw:text-style-name="P12" draw:layer="layout" svg:width="16.799cm" svg:height="13.365cm" svg:x="2.1cm" svg:y="14.107cm" presentation:class="notes" presentation:placeholder="true">
            <draw:text-box/>
          </draw:frame>
        </presentation:notes>
      </draw:page>
      <draw:page draw:name="page26" draw:style-name="dp1" draw:master-page-name="lyt-aqua" presentation:presentation-page-layout-name="AL2T19">
        <office:forms form:automatic-focus="false" form:apply-design-mode="false"/>
        <draw:frame presentation:style-name="pr6" draw:layer="layout" svg:width="25.199cm" svg:height="2.505cm" svg:x="1.4cm" svg:y="0.095cm" presentation:class="title" presentation:user-transformed="true">
          <draw:text-box>
            <text:p>example</text:p>
          </draw:text-box>
        </draw:frame>
        <draw:frame draw:style-name="gr4" draw:text-style-name="P20" draw:layer="layout" svg:width="17.821cm" svg:height="1.978cm" svg:x="2.228cm" svg:y="2.348cm">
          <draw:text-box>
            <text:p><text:span text:style-name="T14">x1,x2 </text:span><text:span text:style-name="T15"></text:span><text:span text:style-name="T14"> {a1,a2,b1,b2,c1,c2}</text:span></text:p>
          </draw:text-box>
        </draw:frame>
        <draw:frame draw:style-name="gr4" draw:text-style-name="P20" draw:layer="layout" svg:width="15.937cm" svg:height="1.978cm" svg:x="2.128cm" svg:y="4.348cm">
          <draw:text-box>
            <text:p><text:span text:style-name="T14">x3 </text:span><text:span text:style-name="T15"></text:span><text:span text:style-name="T14"> {a1,a2,b1,b2,c1,c2}</text:span></text:p>
          </draw:text-box>
        </draw:frame>
        <draw:frame draw:style-name="gr4" draw:text-style-name="P20" draw:layer="layout" svg:width="9.003cm" svg:height="1.826cm" svg:x="1.928cm" svg:y="6.448cm">
          <draw:text-box>
            <text:p><text:span text:style-name="T14">R(x3) = R(y3)</text:span></text:p>
          </draw:text-box>
        </draw:frame>
        <draw:frame draw:style-name="gr4" draw:text-style-name="P20" draw:layer="layout" svg:width="14.455cm" svg:height="1.978cm" svg:x="1.929cm" svg:y="8.248cm">
          <draw:text-box>
            <text:p><text:span text:style-name="T14">x4 </text:span><text:span text:style-name="T15"></text:span><text:span text:style-name="T14"> {a1,...,c2,x3}\{y3}</text:span></text:p>
          </draw:text-box>
        </draw:frame>
        <draw:frame draw:style-name="gr4" draw:text-style-name="P20" draw:layer="layout" svg:width="14.455cm" svg:height="1.978cm" svg:x="1.928cm" svg:y="10.348cm">
          <draw:text-box>
            <text:p><text:span text:style-name="T14">x5 </text:span><text:span text:style-name="T15"></text:span><text:span text:style-name="T14"> {a1,...,c2,x3}\{y3}</text:span></text:p>
          </draw:text-box>
        </draw:frame>
        <draw:frame draw:style-name="gr42" draw:text-style-name="P20" draw:layer="layout" svg:width="23.811cm" svg:height="1.826cm" svg:x="1.789cm" svg:y="14.396cm">
          <draw:text-box>
            <text:p><text:span text:style-name="T27">{y3} = ({a1,...,c2}\{x1,x2, y3})</text:span><text:span text:style-name="T28">∩</text:span><text:span text:style-name="T27">R(y3)</text:span></text:p>
          </draw:text-box>
        </draw:frame>
        <draw:frame draw:style-name="gr43" draw:text-style-name="P20" draw:layer="layout" svg:width="26.713cm" svg:height="1.826cm" svg:x="1.687cm" svg:y="17.91cm">
          <draw:text-box>
            <text:p><text:span text:style-name="T27">{y5} = ({a1...c2,x3}\{y3,y5, x3,x4})</text:span><text:span text:style-name="T28">∩</text:span><text:span text:style-name="T27">R(y5)</text:span></text:p>
          </draw:text-box>
        </draw:frame>
        <draw:frame draw:style-name="gr44" draw:text-style-name="P21" draw:layer="layout" svg:width="6.272cm" svg:height="1.827cm" svg:x="1.889cm" svg:y="16.171cm">
          <draw:text-box>
            <text:p><text:span text:style-name="T14">y5 = x2</text:span></text:p>
          </draw:text-box>
        </draw:frame>
        <draw:frame draw:style-name="gr45" draw:text-style-name="P21" draw:layer="layout" svg:width="6.272cm" svg:height="2.014cm" svg:x="1.789cm" svg:y="12.383cm">
          <draw:text-box>
            <text:p><text:span text:style-name="T14">y3 = c2</text:span></text:p>
          </draw:text-box>
        </draw:frame>
        <presentation:notes draw:style-name="dp2">
          <draw:page-thumbnail draw:style-name="gr2" draw:layer="layout" svg:width="14.848cm" svg:height="11.136cm" svg:x="3.075cm" svg:y="2.257cm" draw:page-number="26" presentation:class="page"/>
          <draw:frame presentation:style-name="pr1" draw:text-style-name="P12" draw:layer="layout" svg:width="16.799cm" svg:height="13.365cm" svg:x="2.1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4" draw:layer="layout" svg:width="25.199cm" svg:height="3.256cm" svg:x="1.7cm" svg:y="0.962cm" presentation:class="title" presentation:user-transformed="true">
          <draw:text-box>
            <text:p>solver</text:p>
          </draw:text-box>
        </draw:frame>
        <draw:frame presentation:style-name="pr7" draw:text-style-name="P34" draw:layer="layout" svg:width="24.599cm" svg:height="4.235cm" svg:x="2cm" svg:y="15cm" presentation:class="subtitle" presentation:user-transformed="true">
          <draw:text-box>
            <text:p><text:span text:style-name="T29">SAT modulo theories</text:span></text:p>
            <text:p><text:span text:style-name="T29">Yices</text:span></text:p>
          </draw:text-box>
        </draw:frame>
        <draw:frame draw:style-name="gr31" draw:text-style-name="P20" draw:layer="layout" svg:width="7.413cm" svg:height="2.85cm" svg:x="3.09cm" svg:y="4cm">
          <draw:text-box>
            <text:p><text:span text:style-name="T14">x </text:span><text:span text:style-name="T15"></text:span><text:span text:style-name="T14"> {a,b,c}</text:span></text:p>
          </draw:text-box>
        </draw:frame>
        <draw:frame draw:style-name="gr32" draw:text-style-name="P20" draw:layer="layout" svg:width="7.413cm" svg:height="2.851cm" svg:x="3.09cm" svg:y="5.697cm">
          <draw:text-box>
            <text:p><text:span text:style-name="T14">y </text:span><text:span text:style-name="T15"></text:span><text:span text:style-name="T14"> {a,b,c}</text:span></text:p>
          </draw:text-box>
        </draw:frame>
        <draw:frame draw:style-name="gr33" draw:text-style-name="P21" draw:layer="layout" svg:width="7.997cm" svg:height="2.631cm" svg:x="3.003cm" svg:y="7.343cm">
          <draw:text-box>
            <text:p><text:span text:style-name="T14">x = z</text:span></text:p>
          </draw:text-box>
        </draw:frame>
        <draw:custom-shape draw:style-name="gr34" draw:text-style-name="P1" draw:layer="layout" svg:width="10.5cm" svg:height="7.5cm" svg:x="1.4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1" draw:layer="layout" svg:width="10.5cm" svg:height="7.5cm" svg:x="16.3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6" draw:text-style-name="P35" draw:layer="layout" svg:width="7.572cm" svg:height="2.301cm" svg:x="17.5cm" svg:y="3.6cm">
          <draw:text-box>
            <text:p><text:span text:style-name="T30">(assert (or (= x a)</text:span></text:p>
            <text:p><text:span text:style-name="T30">(= x b)(= x c)))</text:span></text:p>
          </draw:text-box>
        </draw:frame>
        <draw:frame draw:style-name="gr47" draw:text-style-name="P35" draw:layer="layout" svg:width="9cm" svg:height="2.301cm" svg:x="16.5cm" svg:y="5.901cm">
          <draw:text-box>
            <text:p><text:span text:style-name="T30">(assert (and (/= y a)</text:span></text:p>
            <text:p><text:span text:style-name="T30">(/= y b)(/= y c)))</text:span></text:p>
          </draw:text-box>
        </draw:frame>
        <draw:frame draw:style-name="gr48" draw:text-style-name="P35" draw:layer="layout" svg:width="4cm" svg:height="1.5cm" svg:x="21cm" svg:y="8.4cm">
          <draw:text-box>
            <text:p><text:span text:style-name="T30">(check)</text:span></text:p>
          </draw:text-box>
        </draw:frame>
        <draw:line draw:style-name="gr11" draw:text-style-name="P1" draw:layer="layout" svg:x1="12cm" svg:y1="6cm" svg:x2="16.5cm" svg:y2="6cm">
          <text:p/>
        </draw:line>
        <draw:custom-shape draw:style-name="gr20" draw:text-style-name="P36" draw:layer="layout" svg:width="9.5cm" svg:height="6cm" svg:x="9cm" svg:y="9cm">
          <text:p text:style-name="P1"><text:span text:style-name="T16">SM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2" draw:layer="layout" svg:width="25.199cm" svg:height="3.507cm" svg:x="1.4cm" svg:y="0.837cm" presentation:class="title">
          <draw:text-box>
            <text:p>contacts</text:p>
          </draw:text-box>
        </draw:frame>
        <draw:frame presentation:style-name="pr5" draw:text-style-name="P37" draw:layer="layout" svg:width="24.599cm" svg:height="13.61cm" svg:x="2cm" svg:y="4.025cm" presentation:class="subtitle" presentation:user-transformed="true">
          <draw:text-box>
            <text:p><text:span text:style-name="T31"><text:a xlink:href="http://tesla-project.googlecode.com/">http://tesla-project.googlecode.com</text:a></text:span></text:p>
            <text:p><text:span text:style-name="T31"/></text:p>
            <text:p><text:span text:style-name="T31"><text:a xlink:href="http://hardware.ispras.ru/">http://hardware.ispras.ru</text:a></text:span></text:p>
            <text:p><text:span text:style-name="T31"/></text:p>
            <text:p><text:span text:style-name="T31"><text:a xlink:href="mailto:kornevgen@gmail.com">kornevgen@gmail.com</text:a></text:span></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2cm" draw:rotation="0"/>
    <draw:fill-image draw:name="Bitmape_20_1" draw:display-name="Bitmape 1" xlink:href="Pictures/10000000000000200000002000309F1C.png" xlink:type="simple" xlink:show="embed" xlink:actuate="onLoad"/>
    <draw:fill-image draw:name="aqua1" xlink:href="Pictures/100000000000031A00000253D1D24142.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_20__28_var_29_" svg:stroke-width="0.1cm" svg:stroke-color="#000000" draw:marker-start-width="0.45cm" draw:marker-start-center="false" draw:marker-end-width="0.45cm" draw:marker-end-center="false" svg:stroke-opacity="100%" draw:fill="none" draw:fill-color="#000000" draw:fill-gradient-name="Gradient_20_7" draw:fill-hatch-name="Hatch_20_2"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lyt-aqua" style:page-layout-name="PM1" draw:style-name="Mdp1">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 draw:text-style-name="MP3" draw:layer="backgroundobjects" svg:width="6.523cm" svg:height="1.448cm" svg:x="1.7cm" svg:y="18.231cm" presentation:class="date-time">
        <draw:text-box>
          <text:p text:style-name="MP3"><text:span text:style-name="MT1"><presentation:date-time/></text:span></text:p>
        </draw:text-box>
      </draw:frame>
      <draw:frame presentation:style-name="Mpr1" draw:text-style-name="MP4" draw:layer="backgroundobjects" svg:width="8.875cm" svg:height="1.448cm" svg:x="9.876cm" svg:y="18.231cm" presentation:class="footer">
        <draw:text-box>
          <text:p text:style-name="MP4"><text:span text:style-name="MT1"><presentation:footer/></text:span></text:p>
        </draw:text-box>
      </draw:frame>
      <draw:frame presentation:style-name="Mpr1" draw:text-style-name="MP5" draw:layer="backgroundobjects" svg:width="6.523cm" svg:height="1.448cm" svg:x="20.376cm" svg:y="18.231cm" presentation:class="page-number">
        <draw:text-box>
          <text:p text:style-name="MP5"><text:span text:style-name="MT1"><text:page-number>&lt;номер&gt;</text:page-number></text:span></text:p>
        </draw:text-box>
      </draw:frame>
      <presentation:notes style:page-layout-name="PM2">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5-24T22:30:25.39</dc:date>
    <meta:editing-duration>PT43H11M22S</meta:editing-duration>
    <meta:editing-cycles>112</meta:editing-cycles>
    <meta:generator>OpenOffice.org/3.0$Win32 OpenOffice.org_project/300m15$Build-9379</meta:generator>
    <meta:document-statistic meta:object-count="34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draw:stroke="none" svg:stroke-color="#000000" draw:fill="none" draw:fill-color="#ffffff" draw:textarea-horizontal-align="left" draw:auto-grow-height="true" draw:auto-grow-width="false" fo:min-height="0.75cm" fo:min-width="12cm"/>
    </style:style>
    <style:style style:name="gr9"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P4" style:family="paragraph">
      <style:text-properties fo:font-size="36pt" style:font-size-asian="32pt" style:font-size-complex="32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style:style style:name="T3" style:family="text">
      <style:text-properties fo:font-size="36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frame draw:style-name="gr8" draw:text-style-name="P4" draw:layer="layout" svg:width="18cm" svg:height="1.673cm" svg:x="2cm" svg:y="11.5cm">
          <draw:text-box>
            <text:p><text:span text:style-name="T3">{x,y,z,...} - current state</text:span></text:p>
          </draw:text-box>
        </draw:frame>
        <draw:line draw:style-name="gr9" draw:text-style-name="P1" draw:layer="layout" svg:x1="3cm" svg:y1="4.5cm" svg:x2="3cm" svg:y2="6cm">
          <text:p/>
        </draw:line>
        <draw:line draw:style-name="gr9" draw:text-style-name="P1" draw:layer="layout" svg:x1="8.3cm" svg:y1="4.5cm" svg:x2="8.3cm" svg:y2="6cm">
          <text:p/>
        </draw:line>
        <draw:line draw:style-name="gr9" draw:text-style-name="P1" draw:layer="layout" svg:x1="17cm" svg:y1="4.5cm" svg:x2="17cm" svg:y2="6cm">
          <text:p/>
        </draw:line>
        <draw:line draw:style-name="gr10" draw:text-style-name="P1" draw:layer="layout" svg:x1="3cm" svg:y1="4.5cm" svg:x2="17cm" svg:y2="4.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001cm">
          <text:p/>
        </draw:rect>
        <draw:custom-shape draw:style-name="gr2" draw:text-style-name="P1" draw:layer="layout" svg:width="1cm" svg:height="4cm" svg:x="5.5cm" svg:y="0.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01cm">
          <text:p/>
        </draw:rect>
        <draw:rect draw:style-name="gr1" draw:text-style-name="P1" draw:layer="layout" svg:width="4.5cm" svg:height="1cm" svg:x="10.5cm" svg:y="5.501cm">
          <text:p/>
        </draw:rect>
        <draw:rect draw:style-name="gr1" draw:text-style-name="P1" draw:layer="layout" svg:width="4.5cm" svg:height="1cm" svg:x="10.5cm" svg:y="9.501cm">
          <text:p/>
        </draw:rect>
        <draw:frame draw:style-name="gr3" draw:text-style-name="P2" draw:layer="layout" svg:width="1.209cm" svg:height="1.826cm" svg:x="2cm" svg:y="-0.499cm">
          <draw:text-box>
            <text:p><text:span text:style-name="T1">x</text:span></text:p>
          </draw:text-box>
        </draw:frame>
        <draw:frame draw:style-name="gr3" draw:text-style-name="P2" draw:layer="layout" svg:width="1.209cm" svg:height="1.826cm" svg:x="2.001cm" svg:y="6.501cm">
          <draw:text-box>
            <text:p><text:span text:style-name="T1">y</text:span></text:p>
          </draw:text-box>
        </draw:frame>
        <draw:frame draw:style-name="gr3" draw:text-style-name="P2" draw:layer="layout" svg:width="1.209cm" svg:height="1.826cm" svg:x="2.002cm" svg:y="8.501cm">
          <draw:text-box>
            <text:p><text:span text:style-name="T1">z</text:span></text:p>
          </draw:text-box>
        </draw:frame>
        <draw:frame draw:style-name="gr3" draw:text-style-name="P2" draw:layer="layout" svg:width="1.209cm" svg:height="1.826cm" svg:x="10.5cm" svg:y="8.001cm">
          <draw:text-box>
            <text:p><text:span text:style-name="T1">z</text:span></text:p>
          </draw:text-box>
        </draw:frame>
        <draw:frame draw:style-name="gr3" draw:text-style-name="P2" draw:layer="layout" svg:width="1.209cm" svg:height="1.826cm" svg:x="16cm" svg:y="4cm">
          <draw:text-box>
            <text:p><text:span text:style-name="T1">y</text:span></text:p>
          </draw:text-box>
        </draw:frame>
        <draw:frame draw:style-name="gr3" draw:text-style-name="P2" draw:layer="layout" svg:width="1.209cm" svg:height="1.826cm" svg:x="10.291cm" svg:y="0.001cm">
          <draw:text-box>
            <text:p><text:span text:style-name="T1">x</text:span></text:p>
          </draw:text-box>
        </draw:frame>
        <draw:frame draw:style-name="gr3" draw:text-style-name="P2" draw:layer="layout" svg:width="3.165cm" svg:height="1.826cm" svg:x="6.335cm" svg:y="1.001cm">
          <draw:text-box>
            <text:p><text:span text:style-name="T1">R(x)</text:span></text:p>
          </draw:text-box>
        </draw:frame>
        <draw:frame draw:style-name="gr3" draw:text-style-name="P2" draw:layer="layout" svg:width="3.165cm" svg:height="1.826cm" svg:x="6.336cm" svg:y="5.201cm">
          <draw:text-box>
            <text:p><text:span text:style-name="T1">R(y)</text:span></text:p>
          </draw:text-box>
        </draw:frame>
        <draw:frame draw:style-name="gr3" draw:text-style-name="P2" draw:layer="layout" svg:width="3.165cm" svg:height="1.826cm" svg:x="6.337cm" svg:y="9.101cm">
          <draw:text-box>
            <text:p><text:span text:style-name="T1">R(z)</text:span></text:p>
          </draw:text-box>
        </draw:frame>
        <draw:rect draw:style-name="gr1" draw:text-style-name="P1" draw:layer="layout" svg:width="4.5cm" svg:height="1cm" svg:x="15.6cm" svg:y="1.501cm">
          <text:p/>
        </draw:rect>
        <draw:rect draw:style-name="gr1" draw:text-style-name="P1" draw:layer="layout" svg:width="4.5cm" svg:height="1cm" svg:x="15.7cm" svg:y="5.501cm">
          <text:p/>
        </draw:rect>
        <draw:rect draw:style-name="gr1" draw:text-style-name="P1" draw:layer="layout" svg:width="4.5cm" svg:height="1cm" svg:x="15.6cm" svg:y="9.501cm">
          <text:p/>
        </draw:rect>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style:style style:name="T2"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3"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4"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5"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549cm" svg:height="3.401cm" svg:x="11cm" svg:y="4.9cm">
          <draw:text-box>
            <text:p><text:span text:style-name="T1">{x3, x5}</text:span><text:span text:style-name="T2">∩</text:span><text:span text:style-name="T3">R(y)</text:span></text:p>
            <text:p><text:span text:style-name="T1"><text:s/></text:span><text:span text:style-name="T1">= (L\{y})</text:span><text:span text:style-name="T4">∩</text:span><text:span text:style-name="T5">R(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gradient" draw:fill-gradient-name="Gradient_20_9" draw:fill-hatch-name="Black_20_0_20_Degrees" draw:fill-image-name="Empty"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hatch" draw:fill-color="#000000" draw:fill-gradient-name="Gradient_20_7" draw:fill-hatch-name="Hatch_20_1" draw:fill-hatch-solid="false" draw:textarea-horizontal-align="justify" draw:textarea-vertical-align="middle" draw:auto-grow-height="false"/>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7cm" draw:marker-start-width="0.42cm" draw:marker-end-width="0.42cm" draw:textarea-horizontal-align="center" draw:textarea-vertical-align="middle" fo:padding-top="0.16cm" fo:padding-bottom="0.16cm" fo:padding-left="0.285cm" fo:padding-right="0.285cm"/>
    </style:style>
    <style:style style:name="P1" style:family="paragraph">
      <style:paragraph-properties fo:text-align="center"/>
    </style:style>
    <style:style style:name="P2" style:family="paragraph">
      <style:paragraph-properties fo:text-align="center"/>
      <style:text-properties fo:font-size="16pt" style:font-size-asian="18pt" style:font-size-complex="18pt"/>
    </style:style>
    <style:style style:name="P3" style:family="paragraph">
      <style:text-properties fo:font-size="40pt" style:font-size-asian="18pt" style:font-size-complex="18pt"/>
    </style:style>
    <style:style style:name="P4" style:family="paragraph">
      <style:paragraph-properties fo:text-align="center"/>
      <style:text-properties fo:font-size="22pt" style:font-size-asian="18pt" style:font-size-complex="18pt"/>
    </style:style>
    <style:style style:name="T1" style:family="text">
      <style:text-properties fo:font-size="16pt" style:font-size-asian="18pt" style:font-size-complex="18pt"/>
    </style:style>
    <style:style style:name="T2" style:family="text">
      <style:text-properties fo:font-size="40pt" style:font-size-asian="18pt" style:font-size-complex="18pt"/>
    </style:style>
    <style:style style:name="T3" style:family="text">
      <style:text-properties fo:font-size="2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cm" svg:height="4cm" svg:x="0cm" svg:y="0.7cm">
          <text:p text:style-name="P1"><text:span text:style-name="T1">add ...</text:span><text:span text:style-name="T1"><text:line-break/></text:span><text:span text:style-name="T1">load …</text:span><text:span text:style-name="T1"><text:line-break/></text:span><text:span text:style-name="T1">sub …</text:span><text:span text:style-name="T1"><text:line-break/></text:span><text:span text:style-name="T1">div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 draw:layer="layout" svg:width="10.874cm" svg:height="1.826cm" svg:x="3.5cm" svg:y="1.4cm">
          <draw:text-box>
            <text:p><text:span text:style-name="T2">LOAD x, y @ Hit</text:span></text:p>
          </draw:text-box>
        </draw:frame>
        <draw:custom-shape draw:style-name="gr3" draw:text-style-name="P1" draw:layer="layout" svg:width="6.5cm" svg:height="6.8cm" svg:x="2.5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1" draw:layer="layout" svg:width="1.773cm" svg:height="1.237cm" svg:x="3.682cm" svg:y="5.318cm">
          <text:p text:style-name="P1">?</text:p>
        </draw:rect>
        <draw:rect draw:style-name="gr4" draw:text-style-name="P1" draw:layer="layout" svg:width="1.772cm" svg:height="1.237cm" svg:x="6.164cm" svg:y="5.318cm">
          <text:p text:style-name="P1">?</text:p>
        </draw:rect>
        <draw:rect draw:style-name="gr4" draw:text-style-name="P1" draw:layer="layout" svg:width="1.773cm" svg:height="1.236cm" svg:x="3.682cm" svg:y="7.173cm">
          <text:p text:style-name="P1">?</text:p>
        </draw:rect>
        <draw:rect draw:style-name="gr4" draw:text-style-name="P1" draw:id="id3" draw:layer="layout" svg:width="1.772cm" svg:height="1.236cm" svg:x="6.164cm" svg:y="7.173cm">
          <text:p text:style-name="P1">?</text:p>
        </draw:rect>
        <draw:rect draw:style-name="gr4" draw:text-style-name="P1" draw:layer="layout" svg:width="1.773cm" svg:height="1.237cm" svg:x="3.682cm" svg:y="9.027cm">
          <text:p text:style-name="P1">?</text:p>
        </draw:rect>
        <draw:rect draw:style-name="gr4" draw:text-style-name="P1" draw:layer="layout" svg:width="1.772cm" svg:height="1.237cm" svg:x="6.164cm" svg:y="9.027cm">
          <text:p text:style-name="P1">?</text:p>
        </draw:rect>
        <draw:frame draw:style-name="gr2" draw:layer="layout" svg:width="4.092cm" svg:height="0.963cm" svg:x="5cm" svg:y="11.537cm">
          <draw:text-box>
            <text:p>cache model</text:p>
          </draw:text-box>
        </draw:frame>
        <draw:rect draw:style-name="gr5" draw:text-style-name="P1" draw:id="id1" draw:layer="layout" svg:width="1.31cm" svg:height="2cm" svg:x="9.19cm" svg:y="1.5cm">
          <text:p/>
        </draw:rect>
        <draw:rect draw:style-name="gr6" draw:text-style-name="P1" draw:id="id2" draw:layer="layout" svg:width="0.5cm" svg:height="1.5cm" svg:x="17cm" svg:y="7cm">
          <text:p/>
        </draw:rect>
        <draw:connector draw:style-name="gr7" draw:text-style-name="P4" draw:layer="layout" draw:type="curve" svg:x1="9.845cm" svg:y1="3.5cm" svg:x2="17cm" svg:y2="7.75cm" draw:start-shape="id1" draw:start-glue-point="2" draw:end-shape="id2" draw:end-glue-point="3" svg:d="m9845 3500c0 2834 2385 4250 7155 4250">
          <text:p text:style-name="P1"><text:span text:style-name="T3">variable</text:span></text:p>
        </draw:connector>
        <draw:rect draw:style-name="gr6" draw:text-style-name="P1" draw:id="id4" draw:layer="layout" svg:width="0.5cm" svg:height="1.5cm" svg:x="15.7cm" svg:y="9.5cm">
          <text:p/>
        </draw:rect>
        <draw:connector draw:style-name="gr7" draw:text-style-name="P4" draw:layer="layout" draw:type="curve" svg:x1="7.936cm" svg:y1="7.791cm" svg:x2="15.7cm" svg:y2="10.25cm" draw:start-shape="id3" draw:end-shape="id4" draw:end-glue-point="3" svg:d="m7936 7791c5823 0 1941 2459 7764 2459">
          <text:p text:style-name="P1"><text:span text:style-name="T3">variable</text:span></text:p>
        </draw:connector>
        <draw:rect draw:style-name="gr5" draw:text-style-name="P1" draw:id="id5" draw:layer="layout" svg:width="2.176cm" svg:height="1.726cm" svg:x="12.324cm" svg:y="1.5cm">
          <text:p/>
        </draw:rect>
        <draw:rect draw:style-name="gr6" draw:text-style-name="P1" draw:id="id6" draw:layer="layout" svg:width="0.5cm" svg:height="1.5cm" svg:x="21cm" svg:y="7.3cm">
          <text:p/>
        </draw:rect>
        <draw:connector draw:style-name="gr7" draw:text-style-name="P4" draw:layer="layout" draw:type="curve" svg:x1="14.5cm" svg:y1="2.363cm" svg:x2="21.25cm" svg:y2="7.3cm" draw:start-shape="id5" draw:start-glue-point="1" draw:end-shape="id6" draw:end-glue-point="0" svg:d="m14500 2363c4500 0 6750 1645 6750 4937">
          <text:p text:style-name="P1"><text:span text:style-name="T3">relation</text:span></text:p>
        </draw:connector>
        <draw:line draw:style-name="gr8" draw:text-style-name="P1" draw:layer="layout" svg:x1="1.5cm" svg:y1="1.681cm" svg:x2="6.011cm" svg:y2="1.183cm">
          <text:p/>
        </draw:line>
        <draw:line draw:style-name="gr8" draw:text-style-name="P1" draw:layer="layout" svg:x1="1.346cm" svg:y1="2.308cm" svg:x2="5.918cm" svg:y2="3.226cm">
          <text:p/>
        </draw:line>
        <draw:frame draw:style-name="gr2" draw:layer="layout" svg:width="4.134cm" svg:height="0.963cm" svg:x="-0.092cm" svg:y="-0.1cm">
          <draw:text-box>
            <text:p>test template</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30%" draw:end-intensity="100%" draw:angle="0" draw:border="0%"/>
    <draw:gradient draw:name="Gradient_20_9" draw:display-name="Gradient 9" draw:style="linear" draw:start-color="#c0c0c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e6e6ff" draw:distance="0.1cm" draw:rotation="45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dient_20_8"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gradient" draw:fill-gradient-name="Ellipsoid_20_blue_20_grey_2f_light_20_blu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1.864cm"/>
    </style:style>
    <style:style style:name="P1" style:family="paragraph">
      <style:paragraph-properties fo:text-align="center"/>
      <style:text-properties fo:font-size="32pt" style:font-size-asian="18pt" style:font-size-complex="18pt"/>
    </style:style>
    <style:style style:name="P2" style:family="paragraph">
      <style:paragraph-properties fo:text-align="center"/>
      <style:text-properties fo:font-size="36pt" style:font-size-asian="44pt" style:font-size-complex="44pt"/>
    </style:style>
    <style:style style:name="P3" style:family="paragraph">
      <style:paragraph-properties fo:text-align="center"/>
    </style:style>
    <style:style style:name="P4" style:family="paragraph">
      <style:text-properties fo:font-size="4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cm" svg:height="8cm" svg:x="0cm" svg:y="1.5cm">
          <text:p text:style-name="P1">add r1,r2,r3<text:line-break/>sub r4, r1, r2<text:line-break/>lw r5, r1, 0<text:line-break/>lui r2, r1, r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 draw:layer="layout" svg:width="10.954cm" svg:height="3.095cm" svg:x="-0.098cm" svg:y="10cm">
          <draw:text-box>
            <text:p text:style-name="P2">assembly program</text:p>
            <text:p text:style-name="P2">( test program )</text:p>
          </draw:text-box>
        </draw:frame>
        <draw:frame draw:style-name="gr3" draw:text-style-name="P3" draw:layer="layout" svg:width="6.9cm" svg:height="6.062cm" svg:x="11.6cm" svg:y="2cm">
          <draw:image xlink:href="Pictures/100002010000013F000000F0A9622F6A.png" xlink:type="simple" xlink:show="embed" xlink:actuate="onLoad">
            <text:p/>
          </draw:image>
        </draw:frame>
        <draw:frame draw:style-name="gr2" draw:text-style-name="P2" draw:layer="layout" svg:width="9.189cm" svg:height="1.673cm" svg:x="12.002cm" svg:y="10.001cm">
          <draw:text-box>
            <text:p text:style-name="P2">microprocessor</text:p>
          </draw:text-box>
        </draw:frame>
        <draw:custom-shape draw:style-name="gr4" draw:text-style-name="P3" draw:layer="layout" svg:width="4cm" svg:height="1.5cm" svg:x="7.5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5cm" svg:height="1.5cm" svg:x="18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3.539cm" svg:height="2.143cm" svg:x="20.5cm" svg:y="4.357cm">
          <draw:text-box>
            <text:p text:style-name="P4">Y/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8" draw:display-name="Gradient 8" draw:style="linear" draw:start-color="#c0c0c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2.036cm"/>
    </style:style>
    <style:style style:name="gr4" style:family="graphic" style:parent-style-name="standard">
      <style:graphic-properties draw:stroke="none" svg:stroke-color="#000000" draw:fill="none" draw:fill-color="#ffffff" draw:textarea-horizontal-align="left" draw:auto-grow-height="true" draw:auto-grow-width="false" fo:min-height="1.719cm" fo:min-width="1.169cm"/>
    </style:style>
    <style:style style:name="gr5" style:family="graphic" style:parent-style-name="standard">
      <style:graphic-properties draw:stroke="none" svg:stroke-color="#000000" draw:fill="none" draw:fill-color="#ffffff" draw:textarea-horizontal-align="left" draw:auto-grow-height="true" draw:auto-grow-width="false" fo:min-height="1.719cm" fo:min-width="0.683cm"/>
    </style:style>
    <style:style style:name="gr6" style:family="graphic" style:parent-style-name="standard">
      <style:graphic-properties draw:stroke="none" svg:stroke-color="#000000" draw:fill="none" draw:fill-color="#ffffff" draw:textarea-horizontal-align="left" draw:auto-grow-height="true" draw:auto-grow-width="false" fo:min-height="1.729cm" fo:min-width="1.36cm"/>
    </style:style>
    <style:style style:name="gr7" style:family="graphic" style:parent-style-name="standard">
      <style:graphic-properties draw:stroke="none" svg:stroke-color="#000000" draw:fill="none" draw:fill-color="#ffffff" draw:textarea-horizontal-align="left" draw:auto-grow-height="true" draw:auto-grow-width="false" fo:min-height="1.729cm" fo:min-width="4.197cm"/>
    </style:style>
    <style:style style:name="gr8" style:family="graphic" style:parent-style-name="standard">
      <style:graphic-properties draw:stroke="none" svg:stroke-color="#000000" draw:fill="none" draw:fill-color="#ffffff" draw:textarea-horizontal-align="left" draw:auto-grow-height="true" draw:auto-grow-width="false" fo:min-height="1.729cm" fo:min-width="0.606cm"/>
    </style:style>
    <style:style style:name="gr9" style:family="graphic" style:parent-style-name="standard">
      <style:graphic-properties draw:stroke="none" svg:stroke-color="#000000" draw:fill="none" draw:fill-color="#ffffff" draw:textarea-horizontal-align="left" draw:auto-grow-height="true" draw:auto-grow-width="false" fo:min-height="1.729cm" fo:min-width="0.456cm"/>
    </style:style>
    <style:style style:name="gr10" style:family="graphic" style:parent-style-name="standard">
      <style:graphic-properties draw:stroke="none" svg:stroke-color="#000000" draw:fill="none" draw:fill-color="#ffffff" draw:textarea-horizontal-align="left" draw:auto-grow-height="true" draw:auto-grow-width="false" fo:min-height="1.729cm" fo:min-width="2.553cm"/>
    </style:style>
    <style:style style:name="gr11" style:family="graphic" style:parent-style-name="standard">
      <style:graphic-properties draw:stroke="none" svg:stroke-color="#000000" draw:fill="none" draw:fill-color="#ffffff" draw:textarea-horizontal-align="left" draw:auto-grow-height="true" draw:auto-grow-width="false" fo:min-height="1.729cm" fo:min-width="2.15cm"/>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729cm" fo:min-width="0.61cm"/>
    </style:style>
    <style:style style:name="P1" style:family="paragraph">
      <style:text-properties fo:font-size="28pt" style:font-size-asian="18pt" style:font-size-complex="18pt"/>
    </style:style>
    <style:style style:name="P2" style:family="paragraph">
      <style:paragraph-properties fo:text-align="center"/>
    </style:style>
    <style:style style:name="P3" style:family="paragraph">
      <style:text-properties fo:font-size="18pt"/>
    </style:style>
    <style:style style:name="P4" style:family="paragraph">
      <style:text-properties fo:font-size="18pt" fo:font-style="italic" style:font-size-asian="18pt" style:font-size-complex="18pt"/>
    </style:style>
    <style:style style:name="P5" style:family="paragraph">
      <style:paragraph-properties fo:text-align="center"/>
      <style:text-properties fo:font-size="18pt"/>
    </style:style>
    <style:style style:name="P6" style:family="paragraph">
      <style:text-properties fo:font-size="20pt" style:font-size-asian="20pt" style:font-size-complex="20pt"/>
    </style:style>
    <style:style style:name="T1" style:family="text">
      <style:text-properties fo:font-size="28pt" style:font-size-asian="18pt" style:font-size-complex="18pt"/>
    </style:style>
    <style:style style:name="T2" style:family="text">
      <style:text-properties fo:font-size="18pt"/>
    </style:style>
    <style:style style:name="T3" style:family="text">
      <style:text-properties fo:font-size="18pt" fo:font-style="italic"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335cm" svg:height="1.348cm" svg:x="0cm" svg:y="0cm">
          <draw:text-box>
            <text:p><text:span text:style-name="T1">model of microprocessor</text:span></text:p>
          </draw:text-box>
        </draw:frame>
        <draw:frame draw:style-name="gr1" draw:text-style-name="P1" draw:layer="layout" svg:width="10.349cm" svg:height="3.542cm" svg:x="7.5cm" svg:y="1.5cm">
          <draw:text-box>
            <text:p><text:span text:style-name="T1">coverage of</text:span><text:span text:style-name="T1"><text:line-break/></text:span><text:span text:style-name="T1">test situations and</text:span></text:p>
            <text:p><text:span text:style-name="T1">dependencies (r/w, r/r)</text:span></text:p>
          </draw:text-box>
        </draw:frame>
        <draw:frame draw:style-name="gr1" draw:text-style-name="P1" draw:layer="layout" svg:width="6.662cm" svg:height="1.348cm" svg:x="13.838cm" svg:y="7cm">
          <draw:text-box>
            <text:p><text:span text:style-name="T1">test templates</text:span></text:p>
          </draw:text-box>
        </draw:frame>
        <draw:frame draw:style-name="gr1" draw:text-style-name="P1" draw:layer="layout" svg:width="6.551cm" svg:height="1.348cm" svg:x="17.5cm" svg:y="11.452cm">
          <draw:text-box>
            <text:p><text:span text:style-name="T1">test programs</text:span></text:p>
          </draw:text-box>
        </draw:frame>
        <draw:frame draw:style-name="gr1" draw:layer="layout" svg:width="7.123cm" svg:height="1.675cm" svg:x="16.377cm" svg:y="5.5cm">
          <draw:text-box>
            <text:p>add r1,r2,r3 @ overflow</text:p>
            <text:p>lw r4, r3, c @ hit</text:p>
          </draw:text-box>
        </draw:frame>
        <draw:frame draw:style-name="gr1" draw:layer="layout" svg:width="4.24cm" svg:height="2.387cm" svg:x="20.26cm" svg:y="9.5cm">
          <draw:text-box>
            <text:p>mov r2, 0xFF</text:p>
            <text:p>add r1,r2,r3</text:p>
            <text:p>lw r4, r3, 0</text:p>
          </draw:text-box>
        </draw:frame>
        <draw:line draw:style-name="gr2" draw:text-style-name="P2" draw:layer="layout" svg:x1="5.5cm" svg:y1="1.5cm" svg:x2="7.5cm" svg:y2="3cm">
          <text:p/>
        </draw:line>
        <draw:line draw:style-name="gr2" draw:text-style-name="P2" draw:layer="layout" svg:x1="11.5cm" svg:y1="5cm" svg:x2="14cm" svg:y2="7cm">
          <text:p/>
        </draw:line>
        <draw:line draw:style-name="gr2" draw:text-style-name="P2" draw:layer="layout" svg:x1="15.5cm" svg:y1="8.5cm" svg:x2="19.5cm" svg:y2="11.5cm">
          <text:p/>
        </draw:line>
        <draw:frame draw:style-name="gr3" draw:text-style-name="P3" draw:layer="layout" svg:width="2.365cm" svg:height="1.979cm" svg:x="1.469cm" svg:y="3cm">
          <draw:text-box>
            <text:p><text:span text:style-name="T2">R4000</text:span></text:p>
          </draw:text-box>
        </draw:frame>
        <draw:frame draw:style-name="gr4" draw:text-style-name="P4" draw:layer="layout" svg:width="1.556cm" svg:height="1.969cm" svg:x="0.834cm" svg:y="5cm">
          <draw:text-box>
            <text:p><text:span text:style-name="T3">add</text:span></text:p>
          </draw:text-box>
        </draw:frame>
        <draw:frame draw:style-name="gr5" draw:text-style-name="P4" draw:layer="layout" svg:width="1.103cm" svg:height="1.969cm" svg:x="5.248cm" svg:y="5cm">
          <draw:text-box>
            <text:p><text:span text:style-name="T3">lw</text:span></text:p>
          </draw:text-box>
        </draw:frame>
        <draw:frame draw:style-name="gr6" draw:text-style-name="P3" draw:layer="layout" svg:width="1.734cm" svg:height="1.979cm" svg:x="0.5cm" svg:y="7cm">
          <draw:text-box>
            <text:p><text:span text:style-name="T2">args</text:span></text:p>
          </draw:text-box>
        </draw:frame>
        <draw:frame draw:style-name="gr7" draw:text-style-name="P3" draw:layer="layout" svg:width="4.38cm" svg:height="1.979cm" svg:x="2.954cm" svg:y="7.037cm">
          <draw:text-box>
            <text:p><text:span text:style-name="T2">test situations</text:span></text:p>
          </draw:text-box>
        </draw:frame>
        <draw:frame draw:style-name="gr1" draw:layer="layout" svg:width="1.065cm" svg:height="0.963cm" svg:x="0cm" svg:y="9cm">
          <draw:text-box>
            <text:p>rd</text:p>
          </draw:text-box>
        </draw:frame>
        <draw:frame draw:style-name="gr8" draw:text-style-name="P3" draw:layer="layout" svg:width="1.031cm" svg:height="1.979cm" svg:x="0.769cm" svg:y="9cm">
          <draw:text-box>
            <text:p><text:span text:style-name="T2">rs</text:span></text:p>
          </draw:text-box>
        </draw:frame>
        <draw:frame draw:style-name="gr9" draw:text-style-name="P3" draw:layer="layout" svg:width="0.891cm" svg:height="1.979cm" svg:x="1.47cm" svg:y="9cm">
          <draw:text-box>
            <text:p><text:span text:style-name="T2">rt</text:span></text:p>
          </draw:text-box>
        </draw:frame>
        <draw:frame draw:style-name="gr10" draw:text-style-name="P3" draw:layer="layout" svg:width="2.847cm" svg:height="1.979cm" svg:x="2.334cm" svg:y="9cm">
          <draw:text-box>
            <text:p><text:span text:style-name="T2">overflow</text:span></text:p>
          </draw:text-box>
        </draw:frame>
        <draw:frame draw:style-name="gr11" draw:text-style-name="P3" draw:layer="layout" svg:width="2.471cm" svg:height="1.979cm" svg:x="5.334cm" svg:y="9cm">
          <draw:text-box>
            <text:p><text:span text:style-name="T2">regular</text:span></text:p>
          </draw:text-box>
        </draw:frame>
        <draw:line draw:style-name="gr12" draw:text-style-name="P5" draw:layer="layout" svg:x1="2.33cm" svg:y1="3.963cm" svg:x2="1.334cm" svg:y2="5.293cm">
          <text:p/>
        </draw:line>
        <draw:line draw:style-name="gr12" draw:text-style-name="P5" draw:layer="layout" svg:x1="3.235cm" svg:y1="3.963cm" svg:x2="5.334cm" svg:y2="5.247cm">
          <text:p/>
        </draw:line>
        <draw:line draw:style-name="gr12" draw:text-style-name="P5" draw:layer="layout" svg:x1="1.564cm" svg:y1="5.781cm" svg:x2="1.262cm" svg:y2="7.22cm">
          <text:p/>
        </draw:line>
        <draw:frame draw:style-name="gr13" draw:text-style-name="P3" draw:layer="layout" svg:width="1.035cm" svg:height="1.979cm" svg:x="5.248cm" svg:y="5.5cm">
          <draw:text-box>
            <text:p><text:span text:style-name="T2">...</text:span></text:p>
          </draw:text-box>
        </draw:frame>
        <draw:line draw:style-name="gr12" draw:text-style-name="P5" draw:layer="layout" svg:x1="2.234cm" svg:y1="5.753cm" svg:x2="4.333cm" svg:y2="7.037cm">
          <text:p/>
        </draw:line>
        <draw:line draw:style-name="gr12" draw:text-style-name="P5" draw:layer="layout" svg:x1="1.309cm" svg:y1="7.803cm" svg:x2="0.769cm" svg:y2="9.241cm">
          <text:p/>
        </draw:line>
        <draw:line draw:style-name="gr12" draw:text-style-name="P5" draw:layer="layout" svg:x1="1.467cm" svg:y1="7.803cm" svg:x2="1.309cm" svg:y2="9.242cm">
          <text:p/>
        </draw:line>
        <draw:line draw:style-name="gr12" draw:text-style-name="P5" draw:layer="layout" svg:x1="1.657cm" svg:y1="7.777cm" svg:x2="1.958cm" svg:y2="9.22cm">
          <text:p/>
        </draw:line>
        <draw:line draw:style-name="gr12" draw:text-style-name="P5" draw:layer="layout" svg:x1="4.334cm" svg:y1="8cm" svg:x2="3.606cm" svg:y2="9.312cm">
          <text:p/>
        </draw:line>
        <draw:line draw:style-name="gr12" draw:text-style-name="P5" draw:layer="layout" svg:x1="5.909cm" svg:y1="7.838cm" svg:x2="6.786cm" svg:y2="9.192cm">
          <text:p/>
        </draw:line>
        <draw:frame draw:style-name="gr1" draw:text-style-name="P6" draw:layer="layout" svg:width="4.591cm" svg:height="1.043cm" svg:x="16.5cm" svg:y="8cm">
          <draw:text-box>
            <text:p text:style-name="P6">(logical form)</text:p>
          </draw:text-box>
        </draw:frame>
        <draw:frame draw:style-name="gr1" draw:text-style-name="P6" draw:layer="layout" svg:width="6.005cm" svg:height="1.043cm" svg:x="17.709cm" svg:y="12.5cm">
          <draw:text-box>
            <text:p text:style-name="P6">(executable form)</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642cm" svg:height="1.826cm" svg:x="11cm" svg:y="4.9cm">
          <draw:text-box>
            <text:p><text:span text:style-name="T1">{x3, x5} = L\{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0.377cm" svg:x1="7.782cm" svg:y1="7.887cm" svg:x2="5.418cm" svg:y2="1.093cm" draw:start-shape="id1" draw:start-glue-point="1" svg:d="m7782 7887c1315 0 2497-6794-2364-6794">
          <text:p/>
        </draw:connector>
        <draw:frame draw:style-name="gr1" draw:text-style-name="P1" draw:layer="layout" svg:width="4.308cm" svg:height="1.826cm" svg:x="11cm" svg:y="3cm">
          <draw:text-box>
            <text:p><text:span text:style-name="T1">y = x1</text:span></text:p>
          </draw:text-box>
        </draw:frame>
        <draw:frame draw:style-name="gr1" draw:text-style-name="P1" draw:layer="layout" svg:width="11.132cm" svg:height="1.826cm" svg:x="9.5cm" svg:y="5cm">
          <draw:text-box>
            <text:p><text:span text:style-name="T1">{x2,x3,x5} = L\{y}</text:span></text:p>
          </draw:text-box>
        </draw:frame>
        <draw:custom-shape draw:style-name="gr3" draw:text-style-name="P2" draw:layer="layout" svg:width="0.5cm" svg:height="5cm" svg:x="9.246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